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SFMono-Regular" svg:font-family="SFMono-Regular, Menlo, Monaco, Consolas, 'Liberation Mono', 'Courier New', monospace"/>
  </office:font-face-decls>
  <office:automatic-styles>
    <style:style style:name="P1" style:family="paragraph" style:parent-style-name="Heading_20_1">
      <style:paragraph-properties fo:margin-left="0in" fo:margin-right="0in" fo:margin-top="0.1665in" fo:margin-bottom="0in" style:contextual-spacing="false" fo:line-height="120%" fo:orphans="2" fo:widows="2" fo:text-indent="0in" style:auto-text-indent="false" fo:padding-left="0in" fo:padding-right="0in" fo:padding-top="0in" fo:padding-bottom="0.0193in" fo:border-left="none" fo:border-right="none" fo:border-top="none" fo:border-bottom="0.06pt solid #e9ecef"/>
    </style:style>
    <style:style style:name="P2" style:family="paragraph" style:parent-style-name="Heading_20_2">
      <style:paragraph-properties fo:margin-left="0in" fo:margin-right="0in" fo:margin-top="0.139in" fo:margin-bottom="0in" style:contextual-spacing="false" fo:line-height="120%" fo:orphans="2" fo:widows="2" fo:text-indent="0in" style:auto-text-indent="false" fo:padding-left="0in" fo:padding-right="0in" fo:padding-top="0in" fo:padding-bottom="0.0193in" fo:border-left="none" fo:border-right="none" fo:border-top="none" fo:border-bottom="0.06pt solid #e9ecef"/>
    </style:style>
    <style:style style:name="P3" style:family="paragraph" style:parent-style-name="Heading_20_3">
      <style:paragraph-properties fo:margin-left="0in" fo:margin-right="0in" fo:margin-top="0.0972in" fo:margin-bottom="0in" style:contextual-spacing="false" fo:line-height="120%" fo:orphans="2" fo:widows="2" fo:text-indent="0in" style:auto-text-indent="false"/>
    </style:style>
    <style:style style:name="P4" style:family="paragraph" style:parent-style-name="Preformatted_20_Text" style:list-style-name="L3">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5" style:family="paragraph" style:parent-style-name="Preformatted_20_Text" style:list-style-name="L6">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6" style:family="paragraph" style:parent-style-name="Preformatted_20_Text" style:list-style-name="L9">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7" style:family="paragraph" style:parent-style-name="Preformatted_20_Text" style:list-style-name="L11">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8" style:family="paragraph" style:parent-style-name="Preformatted_20_Text" style:list-style-name="L15">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9" style:family="paragraph" style:parent-style-name="Preformatted_20_Text" style:list-style-name="L18">
      <loext:graphic-properties draw:fill="solid" draw:fill-color="#f8f8f8" draw:opacity="100%"/>
      <style:paragraph-properties fo:margin-left="0in" fo:margin-right="0in" fo:margin-top="0in" fo:margin-bottom="0in" style:contextual-spacing="false" style:line-height-at-least="0.1772in" fo:orphans="2" fo:widows="2" fo:text-indent="0in" style:auto-text-indent="false" fo:background-color="#f8f8f8" fo:padding="0in" fo:border="none"/>
    </style:style>
    <style:style style:name="P10" style:family="paragraph" style:parent-style-name="Quotations">
      <style:paragraph-properties fo:margin-left="0.3937in" fo:margin-right="0.3937in" fo:margin-top="0in" fo:margin-bottom="0in" style:contextual-spacing="false" fo:orphans="2" fo:widows="2" fo:text-indent="0in" style:auto-text-indent="false" fo:padding-left="0.0193in" fo:padding-right="0in" fo:padding-top="0in" fo:padding-bottom="0in" fo:border-left="0.74pt solid #212529" fo:border-right="none" fo:border-top="none" fo:border-bottom="none"/>
      <style:text-properties fo:font-variant="normal" fo:text-transform="none" fo:color="#212529" loext:opacity="75%" style:font-name="PT Sans" fo:font-size="12pt" fo:letter-spacing="normal" fo:font-style="normal" fo:font-weight="normal"/>
    </style:style>
    <style:style style:name="P11"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12" style:family="paragraph" style:parent-style-name="Text_20_body" style:list-style-name="L1">
      <style:paragraph-properties fo:margin-left="0in" fo:margin-right="0in" fo:margin-top="0in" fo:margin-bottom="0.0972in" style:contextual-spacing="false" fo:orphans="2" fo:widows="2" fo:text-indent="0in" style:auto-text-indent="false"/>
    </style:style>
    <style:style style:name="P13"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style>
    <style:style style:name="P14"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style>
    <style:style style:name="P15" style:family="paragraph" style:parent-style-name="Text_20_body" style:list-style-name="L4">
      <style:paragraph-properties fo:margin-left="0in" fo:margin-right="0in" fo:margin-top="0in" fo:margin-bottom="0in" style:contextual-spacing="false" fo:orphans="2" fo:widows="2" fo:text-indent="0in" style:auto-text-indent="false" fo:padding="0in" fo:border="none"/>
    </style:style>
    <style:style style:name="P16"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style>
    <style:style style:name="P17" style:family="paragraph" style:parent-style-name="Text_20_body" style:list-style-name="L6">
      <style:paragraph-properties fo:margin-left="0in" fo:margin-right="0in" fo:margin-top="0in" fo:margin-bottom="0.0972in" style:contextual-spacing="false" fo:orphans="2" fo:widows="2" fo:text-indent="0in" style:auto-text-indent="false" fo:padding="0in" fo:border="none"/>
    </style:style>
    <style:style style:name="P18"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style>
    <style:style style:name="P19"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style>
    <style:style style:name="P20" style:family="paragraph" style:parent-style-name="Text_20_body" style:list-style-name="L10">
      <style:paragraph-properties fo:margin-left="0in" fo:margin-right="0in" fo:margin-top="0in" fo:margin-bottom="0in" style:contextual-spacing="false" fo:orphans="2" fo:widows="2" fo:text-indent="0in" style:auto-text-indent="false" fo:padding="0in" fo:border="none"/>
    </style:style>
    <style:style style:name="P21"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style>
    <style:style style:name="P22"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style>
    <style:style style:name="P23"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style>
    <style:style style:name="P24" style:family="paragraph" style:parent-style-name="Text_20_body" style:list-style-name="L16">
      <style:paragraph-properties fo:margin-left="0in" fo:margin-right="0in" fo:margin-top="0in" fo:margin-bottom="0in" style:contextual-spacing="false" fo:orphans="2" fo:widows="2" fo:text-indent="0in" style:auto-text-indent="false" fo:padding="0in" fo:border="none"/>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7" style:family="paragraph" style:parent-style-name="Text_20_body" style:list-style-name="L2">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8"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29" style:family="paragraph" style:parent-style-name="Text_20_body" style:list-style-name="L3">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0" style:family="paragraph" style:parent-style-name="Text_20_body" style:list-style-name="L5">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1" style:family="paragraph" style:parent-style-name="Text_20_body" style:list-style-name="L6">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2" style:family="paragraph" style:parent-style-name="Text_20_body" style:list-style-name="L6">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3"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4" style:family="paragraph" style:parent-style-name="Text_20_body" style:list-style-name="L7">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5" style:family="paragraph" style:parent-style-name="Text_20_body" style:list-style-name="L8">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6" style:family="paragraph" style:parent-style-name="Text_20_body" style:list-style-name="L9">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7" style:family="paragraph" style:parent-style-name="Text_20_body" style:list-style-name="L9">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8" style:family="paragraph" style:parent-style-name="Text_20_body" style:list-style-name="L11">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39" style:family="paragraph" style:parent-style-name="Text_20_body" style:list-style-name="L11">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0" style:family="paragraph" style:parent-style-name="Text_20_body" style:list-style-name="L1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1" style:family="paragraph" style:parent-style-name="Text_20_body" style:list-style-name="L13">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2"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3" style:family="paragraph" style:parent-style-name="Text_20_body" style:list-style-name="L14">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4" style:family="paragraph" style:parent-style-name="Text_20_body" style:list-style-name="L15">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5" style:family="paragraph" style:parent-style-name="Text_20_body" style:list-style-name="L15">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6" style:family="paragraph" style:parent-style-name="Text_20_body" style:list-style-name="L16">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7" style:family="paragraph" style:parent-style-name="Text_20_body" style:list-style-name="L17">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8" style:family="paragraph" style:parent-style-name="Text_20_body" style:list-style-name="L18">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49" style:family="paragraph" style:parent-style-name="Text_20_body" style:list-style-name="L19">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style:font-name="PT Sans" fo:font-size="12pt" fo:letter-spacing="normal" fo:font-style="normal" fo:font-weight="normal"/>
    </style:style>
    <style:style style:name="P50" style:family="paragraph" style:parent-style-name="Text_20_body" style:list-style-name="L2">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P51" style:family="paragraph" style:parent-style-name="Text_20_body" style:list-style-name="L3">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P52" style:family="paragraph" style:parent-style-name="Text_20_body" style:list-style-name="L7">
      <style:paragraph-properties fo:margin-left="0in" fo:margin-right="0in" fo:margin-top="0in" fo:margin-bottom="0.0972in" style:contextual-spacing="false" fo:orphans="2" fo:widows="2" fo:text-indent="0in" style:auto-text-indent="false" fo:padding="0in" fo:border="none"/>
      <style:text-properties fo:font-variant="normal" fo:text-transform="none" fo:color="#212529" loext:opacity="100%" fo:letter-spacing="normal"/>
    </style:style>
    <style:style style:name="P53" style:family="paragraph" style:parent-style-name="Text_20_body" style:list-style-name="L7">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P54" style:family="paragraph" style:parent-style-name="Text_20_body" style:list-style-name="L14">
      <style:paragraph-properties fo:margin-left="0in" fo:margin-right="0in" fo:margin-top="0in" fo:margin-bottom="0in" style:contextual-spacing="false" fo:orphans="2" fo:widows="2" fo:text-indent="0in" style:auto-text-indent="false" fo:padding="0in" fo:border="none"/>
      <style:text-properties fo:font-variant="normal" fo:text-transform="none" fo:color="#212529" loext:opacity="100%" fo:letter-spacing="normal"/>
    </style:style>
    <style:style style:name="T1" style:family="text">
      <style:text-properties style:font-name="PT Sans" fo:font-size="12pt" fo:font-style="normal" fo:font-weight="normal"/>
    </style:style>
    <style:style style:name="T2" style:family="text">
      <style:text-properties fo:font-variant="normal" fo:text-transform="none" fo:color="#212529" loext:opacity="100%" style:text-line-through-style="none" style:text-line-through-type="none" style:font-name="PT Sans" fo:letter-spacing="normal" fo:font-style="normal" style:text-underline-style="none" fo:font-weight="normal" style:text-blinking="false"/>
    </style:style>
    <style:style style:name="T3" style:family="text">
      <style:text-properties fo:font-variant="normal" fo:text-transform="none" fo:color="#212529" loext:opacity="100%" style:font-name="PT Sans" fo:font-size="12pt" fo:letter-spacing="normal" fo:font-style="normal" fo:font-weight="normal"/>
    </style:style>
    <style:style style:name="T4" style:family="text">
      <style:text-properties fo:font-variant="normal" fo:text-transform="none" fo:color="#212529" loext:opacity="100%" style:font-name="PT Sans" fo:font-size="12pt" fo:letter-spacing="normal" fo:font-style="normal" fo:font-weight="bold"/>
    </style:style>
    <style:style style:name="T5" style:family="text">
      <style:text-properties fo:font-variant="normal" fo:text-transform="none" fo:color="#212529" loext:opacity="100%" style:font-name="SFMono-Regular" fo:font-size="12pt" fo:letter-spacing="normal" fo:font-style="normal" fo:font-weight="normal"/>
    </style:style>
    <style:style style:name="T6" style:family="text">
      <style:text-properties fo:font-variant="normal" fo:text-transform="none" fo:color="#212529" loext:opacity="100%" style:font-name="SFMono-Regular" fo:font-size="12pt" fo:letter-spacing="normal" fo:font-style="normal" fo:font-weight="normal" loext:padding="0in" loext:border="none"/>
    </style:style>
    <style:style style:name="T7" style:family="text">
      <style:text-properties fo:font-variant="normal" fo:text-transform="none" fo:color="#212529" loext:opacity="100%" fo:letter-spacing="normal"/>
    </style:style>
    <style:style style:name="T8" style:family="text">
      <style:text-properties fo:font-variant="normal" fo:text-transform="none" fo:color="#a51c30" loext:opacity="100%" style:font-name="PT Sans" fo:font-size="12pt" fo:letter-spacing="normal" fo:font-style="normal" style:text-underline-style="solid" style:text-underline-width="auto" style:text-underline-color="font-color" fo:font-weight="normal"/>
    </style:style>
    <style:style style:name="T9" style:family="text">
      <style:text-properties fo:font-variant="normal" fo:text-transform="none" fo:color="#008000" loext:opacity="100%" style:font-name="SFMono-Regular" fo:font-size="12pt" fo:letter-spacing="normal" fo:font-style="normal" fo:font-weight="bold"/>
    </style:style>
    <style:style style:name="T10" style:family="text">
      <style:text-properties fo:font-variant="normal" fo:text-transform="none" fo:color="#666666" loext:opacity="100%" style:font-name="SFMono-Regular" fo:font-size="12pt" fo:letter-spacing="normal" fo:font-style="normal" fo:font-weight="normal"/>
    </style:style>
    <style:style style:name="T11" style:family="text">
      <style:text-properties fo:font-variant="normal" fo:text-transform="none" fo:color="#19177c" loext:opacity="100%" style:font-name="SFMono-Regular" fo:font-size="12pt" fo:letter-spacing="normal" fo:font-style="normal" fo:font-weight="normal"/>
    </style:style>
    <style:style style:name="T12" style:family="text">
      <style:text-properties fo:font-variant="normal" fo:text-transform="none" fo:color="#ba2121" loext:opacity="100%" style:font-name="SFMono-Regular" fo:font-size="12pt" fo:letter-spacing="normal" fo:font-style="normal" fo:font-weight="normal"/>
    </style:style>
    <style:style style:name="T13" style:family="text">
      <style:text-properties fo:font-variant="normal" fo:text-transform="none" fo:color="#3d7b7b" loext:opacity="100%" style:font-name="SFMono-Regular" fo:font-size="12pt" fo:letter-spacing="normal" fo:font-style="italic" fo:font-weight="normal"/>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833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41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a xlink:type="simple" xlink:href="https://cs50.harvard.edu/sql/notes/5/#lecture-5" text:style-name="Internet_20_link" text:visited-style-name="Visited_20_Internet_20_Link"><text:span text:style-name="T2">Lecture 5</text:span></text:a></text:h>
      <text:list text:style-name="L1">
        <text:list-item>
          <text:p text:style-name="P11"><text:a xlink:type="simple" xlink:href="https://cs50.harvard.edu/sql/notes/5/#introduction" text:style-name="Internet_20_link" text:visited-style-name="Visited_20_Internet_20_Link"><text:bookmark text:name="markdown-toc"/><text:bookmark text:name="markdown-toc-introduction"/><text:span text:style-name="T8">Introduction</text:span></text:a></text:p>
        </text:list-item>
        <text:list-item>
          <text:p text:style-name="P12"><text:a xlink:type="simple" xlink:href="https://cs50.harvard.edu/sql/notes/5/#index" text:style-name="Internet_20_link" text:visited-style-name="Visited_20_Internet_20_Link"><text:bookmark text:name="markdown-toc-index"/><text:span text:style-name="T8">Index</text:span></text:a></text:p>
          <text:list>
            <text:list-item>
              <text:p text:style-name="P11"><text:a xlink:type="simple" xlink:href="https://cs50.harvard.edu/sql/notes/5/#questions" text:style-name="Internet_20_link" text:visited-style-name="Visited_20_Internet_20_Link"><text:bookmark text:name="markdown-toc-questions"/><text:span text:style-name="T8">Questions</text:span></text:a></text:p>
            </text:list-item>
          </text:list>
        </text:list-item>
        <text:list-item>
          <text:p text:style-name="P11"><text:a xlink:type="simple" xlink:href="https://cs50.harvard.edu/sql/notes/5/#index-across-multiple-tables" text:style-name="Internet_20_link" text:visited-style-name="Visited_20_Internet_20_Link"><text:bookmark text:name="markdown-toc-index-across-multiple-tables"/><text:span text:style-name="T8">Index across Multiple Tables</text:span></text:a></text:p>
        </text:list-item>
        <text:list-item>
          <text:p text:style-name="P11"><text:a xlink:type="simple" xlink:href="https://cs50.harvard.edu/sql/notes/5/#space-trade-off" text:style-name="Internet_20_link" text:visited-style-name="Visited_20_Internet_20_Link"><text:bookmark text:name="markdown-toc-space-trade-off"/><text:span text:style-name="T8">Space Trade-off</text:span></text:a></text:p>
        </text:list-item>
        <text:list-item>
          <text:p text:style-name="P11"><text:a xlink:type="simple" xlink:href="https://cs50.harvard.edu/sql/notes/5/#time-trade-off" text:style-name="Internet_20_link" text:visited-style-name="Visited_20_Internet_20_Link"><text:bookmark text:name="markdown-toc-time-trade-off"/><text:span text:style-name="T8">Time Trade-off</text:span></text:a></text:p>
        </text:list-item>
        <text:list-item>
          <text:p text:style-name="P12"><text:a xlink:type="simple" xlink:href="https://cs50.harvard.edu/sql/notes/5/#partial-index" text:style-name="Internet_20_link" text:visited-style-name="Visited_20_Internet_20_Link"><text:bookmark text:name="markdown-toc-partial-index"/><text:span text:style-name="T8">Partial Index</text:span></text:a></text:p>
          <text:list>
            <text:list-item>
              <text:p text:style-name="P11"><text:a xlink:type="simple" xlink:href="https://cs50.harvard.edu/sql/notes/5/#questions-1" text:style-name="Internet_20_link" text:visited-style-name="Visited_20_Internet_20_Link"><text:bookmark text:name="markdown-toc-questions-1"/><text:span text:style-name="T8">Questions</text:span></text:a></text:p>
            </text:list-item>
          </text:list>
        </text:list-item>
        <text:list-item>
          <text:p text:style-name="P12"><text:a xlink:type="simple" xlink:href="https://cs50.harvard.edu/sql/notes/5/#vacuum" text:style-name="Internet_20_link" text:visited-style-name="Visited_20_Internet_20_Link"><text:bookmark text:name="markdown-toc-vacuum"/><text:span text:style-name="T8">Vacuum</text:span></text:a></text:p>
          <text:list>
            <text:list-item>
              <text:p text:style-name="P11"><text:a xlink:type="simple" xlink:href="https://cs50.harvard.edu/sql/notes/5/#questions-2" text:style-name="Internet_20_link" text:visited-style-name="Visited_20_Internet_20_Link"><text:bookmark text:name="markdown-toc-questions-2"/><text:span text:style-name="T8">Questions</text:span></text:a></text:p>
            </text:list-item>
          </text:list>
        </text:list-item>
        <text:list-item>
          <text:p text:style-name="P12"><text:a xlink:type="simple" xlink:href="https://cs50.harvard.edu/sql/notes/5/#concurrency" text:style-name="Internet_20_link" text:visited-style-name="Visited_20_Internet_20_Link"><text:bookmark text:name="markdown-toc-concurrency"/><text:span text:style-name="T8">Concurrency</text:span></text:a></text:p>
          <text:list>
            <text:list-item>
              <text:p text:style-name="P11"><text:a xlink:type="simple" xlink:href="https://cs50.harvard.edu/sql/notes/5/#transactions" text:style-name="Internet_20_link" text:visited-style-name="Visited_20_Internet_20_Link"><text:bookmark text:name="markdown-toc-transactions"/><text:span text:style-name="T8">Transactions</text:span></text:a></text:p>
            </text:list-item>
            <text:list-item>
              <text:p text:style-name="P11"><text:a xlink:type="simple" xlink:href="https://cs50.harvard.edu/sql/notes/5/#race-conditions" text:style-name="Internet_20_link" text:visited-style-name="Visited_20_Internet_20_Link"><text:bookmark text:name="markdown-toc-race-conditions"/><text:span text:style-name="T8">Race Conditions</text:span></text:a></text:p>
            </text:list-item>
            <text:list-item>
              <text:p text:style-name="P11"><text:a xlink:type="simple" xlink:href="https://cs50.harvard.edu/sql/notes/5/#questions-3" text:style-name="Internet_20_link" text:visited-style-name="Visited_20_Internet_20_Link"><text:bookmark text:name="markdown-toc-questions-3"/><text:span text:style-name="T8">Questions</text:span></text:a></text:p>
            </text:list-item>
          </text:list>
        </text:list-item>
        <text:list-item>
          <text:p text:style-name="P11"><text:a xlink:type="simple" xlink:href="https://cs50.harvard.edu/sql/notes/5/#fin" text:style-name="Internet_20_link" text:visited-style-name="Visited_20_Internet_20_Link"><text:bookmark text:name="markdown-toc-fin"/><text:span text:style-name="T8">Fin</text:span></text:a></text:p>
        </text:list-item>
      </text:list>
      <text:h text:style-name="P2" text:outline-level="2"><text:a xlink:type="simple" xlink:href="https://cs50.harvard.edu/sql/notes/5/#introduction" text:style-name="Internet_20_link" text:visited-style-name="Visited_20_Internet_20_Link"><text:bookmark text:name="introduction"/><text:span text:style-name="T2">Introduction</text:span></text:a></text:h>
      <text:list text:style-name="L2">
        <text:list-item>
          <text:p text:style-name="P27"><draw:frame draw:style-name="fr1" draw:name="Frame1" text:anchor-type="char" svg:x="-0.3335in" svg:width="0.3335in" draw:z-index="0"><draw:text-box fo:min-height="0.0161in"><text:p text:style-name="P25"/></draw:text-box></draw:frame>This week, we will learn how to optimize our SQL queries, both for time and space. We will also learn how to run queries concurrently.</text:p>
        </text:list-item>
        <text:list-item>
          <text:p text:style-name="P13"><draw:frame draw:style-name="fr1" draw:name="Frame2" text:anchor-type="char" svg:x="-0.3335in" svg:width="0.3335in" draw:z-index="1"><draw:text-box fo:min-height="0.0161in"><text:p text:style-name="P25"/></draw:text-box></draw:frame><text:span text:style-name="T3">We will do all of this in the context of a new database — the Internet Movies Database, or IMDb as it is more popularly known. Our SQLite database is compiled from the large online database of movies you may have seen before at </text:span><text:a xlink:type="simple" xlink:href="https://cs50.harvard.edu/sql/notes/5/imdb.com" text:style-name="Internet_20_link" text:visited-style-name="Visited_20_Internet_20_Link"><text:span text:style-name="T8">imdb.com</text:span></text:a><text:span text:style-name="T3">.</text:span></text:p>
        </text:list-item>
        <text:list-item>
          <text:p text:style-name="P27"><draw:frame draw:style-name="fr1" draw:name="Frame3" text:anchor-type="char" svg:x="-0.3335in" svg:width="0.3335in" draw:z-index="2"><draw:text-box fo:min-height="0.0161in"><text:p text:style-name="P25"/></draw:text-box></draw:frame>Take a look at these statistics to get a sense of how big this database is! It has much more data than any of the other databases we have worked with so far.</text:p>
          <text:p text:style-name="P50"><draw:frame draw:style-name="fr2" draw:name="Image1" text:anchor-type="as-char" svg:width="0.7874in" svg:height="0.3937in" draw:z-index="3"><draw:image xlink:href="https://cs50.harvard.edu/sql/notes/5/images/3.jpg" xlink:type="simple" xlink:show="embed" xlink:actuate="onLoad"/><svg:title>"Statistics about the IMDb database"</svg:title></draw:frame></text:p>
        </text:list-item>
        <text:list-item>
          <text:p text:style-name="P26"><draw:frame draw:style-name="fr1" draw:name="Frame4" text:anchor-type="char" svg:x="-0.3335in" svg:width="0.3335in" draw:z-index="4"><draw:text-box fo:min-height="0.0161in"><text:p text:style-name="P25"/></draw:text-box></draw:frame>Here is the ER Diagram detailing the entities and their relationships.</text:p>
          <text:p text:style-name="P50"><draw:frame draw:style-name="fr2" draw:name="Image2" text:anchor-type="as-char" svg:width="0.7874in" svg:height="0.3937in" draw:z-index="5"><draw:image xlink:href="https://cs50.harvard.edu/sql/notes/5/images/4.jpg" xlink:type="simple" xlink:show="embed" xlink:actuate="onLoad"/><svg:title>"IMDb ER Diagram — people, movies, and ratings entities"</svg:title></draw:frame></text:p>
        </text:list-item>
      </text:list>
      <text:h text:style-name="P2" text:outline-level="2"><text:a xlink:type="simple" xlink:href="https://cs50.harvard.edu/sql/notes/5/#index" text:style-name="Internet_20_link" text:visited-style-name="Visited_20_Internet_20_Link"><text:bookmark text:name="index"/><text:span text:style-name="T2">Index</text:span></text:a></text:h>
      <text:list text:style-name="L3">
        <text:list-item>
          <text:p text:style-name="P14"><draw:frame draw:style-name="fr1" draw:name="Frame5" text:anchor-type="char" svg:x="-0.3335in" svg:width="0.3335in" draw:z-index="6"><draw:text-box fo:min-height="0.0161in"><text:p text:style-name="P25"/></draw:text-box></draw:frame><text:span text:style-name="T3">Let us open up this database called </text:span><text:span text:style-name="Source_20_Text"><text:span text:style-name="T6">movies.db</text:span></text:span><text:span text:style-name="T3"> in SQLite.</text:span></text:p>
        </text:list-item>
        <text:list-item>
          <text:p text:style-name="P14"><draw:frame draw:style-name="fr1" draw:name="Frame6" text:anchor-type="char" svg:x="-0.3335in" svg:width="0.3335in" draw:z-index="7"><draw:text-box fo:min-height="0.0161in"><text:p text:style-name="P25"/></draw:text-box></draw:frame><text:soft-page-break/><text:span text:style-name="Source_20_Text"><text:span text:style-name="T6">.schema</text:span></text:span><text:span text:style-name="T3"> shows us the tables created in this database. To implement the many-to-many relationship between the entities Person and Movie from the ER Diagram, we have a joint table here called </text:span><text:span text:style-name="Source_20_Text"><text:span text:style-name="T6">stars</text:span></text:span><text:span text:style-name="T3"> that references the ID columns of both </text:span><text:span text:style-name="Source_20_Text"><text:span text:style-name="T6">people</text:span></text:span><text:span text:style-name="T3"> and </text:span><text:span text:style-name="Source_20_Text"><text:span text:style-name="T6">movies</text:span></text:span><text:span text:style-name="T3"> as foreign key columns!</text:span></text:p>
        </text:list-item>
        <text:list-item>
          <text:p text:style-name="P14"><draw:frame draw:style-name="fr1" draw:name="Frame7" text:anchor-type="char" svg:x="-0.3335in" svg:width="0.3335in" draw:z-index="8"><draw:text-box fo:min-height="0.0161in"><text:p text:style-name="P25"/></draw:text-box></draw:frame><text:span text:style-name="T3">To peek into the </text:span><text:span text:style-name="Source_20_Text"><text:span text:style-name="T6">movies</text:span></text:span><text:span text:style-name="T3"> table, we can select from the table and limit results.</text:span></text:p>
          <text:p text:style-name="P4"><text:span text:style-name="Source_20_Text"><text:span text:style-name="T9">SELECT</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movies"</text:span></text:span><text:span text:style-name="Source_20_Text"><text:span text:style-name="T5"> </text:span></text:span><text:span text:style-name="Source_20_Text"><text:span text:style-name="T9">LIMIT</text:span></text:span><text:span text:style-name="Source_20_Text"><text:span text:style-name="T5"> </text:span></text:span><text:span text:style-name="Source_20_Text"><text:span text:style-name="T10">5</text:span></text:span><text:span text:style-name="Source_20_Text"><text:span text:style-name="T5">;</text:span></text:span></text:p>
        </text:list-item>
        <text:list-item>
          <text:p text:style-name="P29"><draw:frame draw:style-name="fr1" draw:name="Frame8" text:anchor-type="char" svg:x="-0.3335in" svg:width="0.3335in" draw:z-index="9"><draw:text-box fo:min-height="0.0161in"><text:p text:style-name="P25"/></draw:text-box></draw:frame>To find the information pertaining to the movie Cars, we would run the following query.</text:p>
          <text:p text:style-name="P4"><text:span text:style-name="Source_20_Text"><text:span text:style-name="T9">SELECT</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movies"</text:span></text:span></text:p>
          <text:p text:style-name="P4"><text:span text:style-name="Source_20_Text"><text:span text:style-name="T9">WHERE</text:span></text:span><text:span text:style-name="Source_20_Text"><text:span text:style-name="T5"> </text:span></text:span><text:span text:style-name="Source_20_Text"><text:span text:style-name="T11">"titl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Cars'</text:span></text:span><text:span text:style-name="Source_20_Text"><text:span text:style-name="T5">;</text:span></text:span></text:p>
          <text:list>
            <text:list-item>
              <text:p text:style-name="P14"><draw:frame draw:style-name="fr1" draw:name="Frame9" text:anchor-type="char" svg:x="-0.3335in" svg:width="0.3335in" draw:z-index="10"><draw:text-box fo:min-height="0.0161in"><text:p text:style-name="P25"/></draw:text-box></draw:frame><text:span text:style-name="T3">Say we want to find how long it took for this query to run. SQLite has a command </text:span><text:span text:style-name="Source_20_Text"><text:span text:style-name="T6">.timer on</text:span></text:span><text:span text:style-name="T3"> that enables us to time our queries.</text:span></text:p>
            </text:list-item>
            <text:list-item>
              <text:p text:style-name="P28"><draw:frame draw:style-name="fr1" draw:name="Frame10" text:anchor-type="char" svg:x="-0.3335in" svg:width="0.3335in" draw:z-index="11"><draw:text-box fo:min-height="0.0161in"><text:p text:style-name="P25"/></draw:text-box></draw:frame>On running the above query to find Cars again, we can see three different time measurements displayed along with the results.</text:p>
            </text:list-item>
            <text:list-item>
              <text:p text:style-name="P51"><draw:frame draw:style-name="fr1" draw:name="Frame11" text:anchor-type="char" svg:x="-0.3335in" svg:width="0.3335in" draw:z-index="12"><draw:text-box fo:min-height="0.0161in"><text:p text:style-name="P25"/></draw:text-box></draw:frame>“<text:span text:style-name="T1">real” time indicates the stopwatch time, or the time between executing the query and obtaining the results. This is the measure of time we will focus on. The time taken to execute this query during lecture was roughly a tenth of a second!</text:span></text:p>
            </text:list-item>
          </text:list>
        </text:list-item>
        <text:list-item>
          <text:p text:style-name="P14"><draw:frame draw:style-name="fr1" draw:name="Frame12" text:anchor-type="char" svg:x="-0.3335in" svg:width="0.3335in" draw:z-index="13"><draw:text-box fo:min-height="0.0161in"><text:p text:style-name="P25"/></draw:text-box></draw:frame><text:span text:style-name="T3">Under the hood, when the query to find Cars was run, we triggered a </text:span><text:span text:style-name="Strong_20_Emphasis"><text:span text:style-name="T4">scan</text:span></text:span><text:span text:style-name="T3"> of the table </text:span><text:span text:style-name="Source_20_Text"><text:span text:style-name="T6">movies</text:span></text:span><text:span text:style-name="T3"> — that is, the table </text:span><text:span text:style-name="Source_20_Text"><text:span text:style-name="T6">movies</text:span></text:span><text:span text:style-name="T3"> was scanned top to bottom, one row at a time, to find all the rows with the title Cars.</text:span></text:p>
        </text:list-item>
        <text:list-item>
          <text:p text:style-name="P29"><draw:frame draw:style-name="fr1" draw:name="Frame13" text:anchor-type="char" svg:x="-0.3335in" svg:width="0.3335in" draw:z-index="14"><draw:text-box fo:min-height="0.0161in"><text:p text:style-name="P25"/></draw:text-box></draw:frame>We can optimize this query to be more efficient than a scan. In the same way that textbooks often have an index, databases tables can have an index as well. An index, in database terminology, is a structure used to speed up the retrieval of rows from a table.</text:p>
        </text:list-item>
        <text:list-item>
          <text:p text:style-name="P14"><draw:frame draw:style-name="fr1" draw:name="Frame14" text:anchor-type="char" svg:x="-0.3335in" svg:width="0.3335in" draw:z-index="15"><draw:text-box fo:min-height="0.0161in"><text:p text:style-name="P25"/></draw:text-box></draw:frame><text:span text:style-name="T3">We can use the following command to create an index for the </text:span><text:span text:style-name="Source_20_Text"><text:span text:style-name="T6">"title"</text:span></text:span><text:span text:style-name="T3"> column in the </text:span><text:span text:style-name="Source_20_Text"><text:span text:style-name="T6">movies</text:span></text:span><text:span text:style-name="T3"> table.</text:span></text:p>
          <text:p text:style-name="P4"><text:span text:style-name="Source_20_Text"><text:span text:style-name="T9">CREATE</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title_index"</text:span></text:span><text:span text:style-name="Source_20_Text"><text:span text:style-name="T5"> </text:span></text:span><text:span text:style-name="Source_20_Text"><text:span text:style-name="T9">ON</text:span></text:span><text:span text:style-name="Source_20_Text"><text:span text:style-name="T5"> </text:span></text:span><text:span text:style-name="Source_20_Text"><text:span text:style-name="T11">"movies"</text:span></text:span><text:span text:style-name="Source_20_Text"><text:span text:style-name="T5"> (</text:span></text:span><text:span text:style-name="Source_20_Text"><text:span text:style-name="T11">"title"</text:span></text:span><text:span text:style-name="Source_20_Text"><text:span text:style-name="T5">);</text:span></text:span></text:p>
          <text:list>
            <text:list-item>
              <text:p text:style-name="P28"><draw:frame draw:style-name="fr1" draw:name="Frame15" text:anchor-type="char" svg:x="-0.3335in" svg:width="0.3335in" draw:z-index="16"><draw:text-box fo:min-height="0.0161in"><text:p text:style-name="P25"/></draw:text-box></draw:frame>After creating this index, we run the query to find the movie titled Cars again. On this run, the time taken is significantly shorter (during lecture,almost eight times faster than the first run)!</text:p>
            </text:list-item>
          </text:list>
        </text:list-item>
        <text:list-item>
          <text:p text:style-name="P14"><draw:frame draw:style-name="fr1" draw:name="Frame16" text:anchor-type="char" svg:x="-0.3335in" svg:width="0.3335in" draw:z-index="17"><draw:text-box fo:min-height="0.0161in"><text:p text:style-name="P25"/></draw:text-box></draw:frame><text:span text:style-name="T3">In the previous example, once the index was created, we just assumed that SQL would use it to find a movie. However, we can also explicitly see this by using a SQLite command </text:span><text:span text:style-name="Source_20_Text"><text:span text:style-name="T6">EXPLAIN QUERY PLAN</text:span></text:span><text:span text:style-name="T3"> before any query.</text:span></text:p>
        </text:list-item>
        <text:list-item>
          <text:p text:style-name="P28"><draw:frame draw:style-name="fr1" draw:name="Frame17" text:anchor-type="char" svg:x="-0.3335in" svg:width="0.3335in" draw:z-index="18"><draw:text-box fo:min-height="0.0161in"><text:p text:style-name="P25"/></draw:text-box></draw:frame>To remove the index we just created, run:</text:p>
          <text:p text:style-name="P4"><text:span text:style-name="Source_20_Text"><text:span text:style-name="T9">DROP</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title_index"</text:span></text:span><text:span text:style-name="Source_20_Text"><text:span text:style-name="T5">;</text:span></text:span></text:p>
          <text:list>
            <text:list-item>
              <text:p text:style-name="P14"><draw:frame draw:style-name="fr1" draw:name="Frame18" text:anchor-type="char" svg:x="-0.3335in" svg:width="0.3335in" draw:z-index="19"><draw:text-box fo:min-height="0.0161in"><text:p text:style-name="P25"/></draw:text-box></draw:frame><text:soft-page-break/><text:span text:style-name="T3">After dropping the index, running </text:span><text:span text:style-name="Source_20_Text"><text:span text:style-name="T6">EXPLAIN QUERY PLAN</text:span></text:span><text:span text:style-name="T3"> again with the </text:span><text:span text:style-name="Source_20_Text"><text:span text:style-name="T6">SELECT</text:span></text:span><text:span text:style-name="T3"> query will demonstrate that the plan would revert to scanning the entire database.</text:span></text:p>
            </text:list-item>
          </text:list>
        </text:list-item>
      </text:list>
      <text:h text:style-name="P3" text:outline-level="3"><text:a xlink:type="simple" xlink:href="https://cs50.harvard.edu/sql/notes/5/#questions" text:style-name="Internet_20_link" text:visited-style-name="Visited_20_Internet_20_Link"><text:bookmark text:name="questions"/><text:span text:style-name="T2">Questions</text:span></text:a></text:h>
      <text:p text:style-name="P10">Do databases not have implicit algorithms to optimize searching?</text:p>
      <text:list text:style-name="L4">
        <text:list-item>
          <text:p text:style-name="P15"><draw:frame draw:style-name="fr1" draw:name="Frame19" text:anchor-type="char" svg:x="-0.3335in" svg:width="0.3335in" draw:z-index="20"><draw:text-box fo:min-height="0.0161in"><text:p text:style-name="P25"/></draw:text-box></draw:frame><text:span text:style-name="T3">They do, for some columns. In SQLite and most other database management systems, if we specify that a column is a primary key, an index will automatically be created via which we can search for the primary key. However, for regular columns like </text:span><text:span text:style-name="Source_20_Text"><text:span text:style-name="T6">"title"</text:span></text:span><text:span text:style-name="T3">, there would be no automatic optimization.</text:span></text:p>
        </text:list-item>
      </text:list>
      <text:p text:style-name="P10">Would it be advisable to create a different index for every column in case we need it?</text:p>
      <text:list text:style-name="L5">
        <text:list-item>
          <text:p text:style-name="P30"><draw:frame draw:style-name="fr1" draw:name="Frame20" text:anchor-type="char" svg:x="-0.3335in" svg:width="0.3335in" draw:z-index="21"><draw:text-box fo:min-height="0.0161in"><text:p text:style-name="P25"/></draw:text-box></draw:frame>While that seems useful, there are trade-offs with space and the time it takes to later insert data into tables with an index. We will see more on this shortly!</text:p>
        </text:list-item>
      </text:list>
      <text:h text:style-name="P2" text:outline-level="2"><text:a xlink:type="simple" xlink:href="https://cs50.harvard.edu/sql/notes/5/#index-across-multiple-tables" text:style-name="Internet_20_link" text:visited-style-name="Visited_20_Internet_20_Link"><text:bookmark text:name="index-across-multiple-tables"/><text:span text:style-name="T2">Index across Multiple Tables</text:span></text:a></text:h>
      <text:list text:style-name="L6">
        <text:list-item>
          <text:p text:style-name="P32"><draw:frame draw:style-name="fr1" draw:name="Frame21" text:anchor-type="char" svg:x="-0.3335in" svg:width="0.3335in" draw:z-index="22"><draw:text-box fo:min-height="0.0161in"><text:p text:style-name="P25"/></draw:text-box></draw:frame>We would run the following query to find all the movies Tom Hanks starred in.</text:p>
          <text:p text:style-name="P5"><text:span text:style-name="Source_20_Text"><text:span text:style-name="T9">SELECT</text:span></text:span><text:span text:style-name="Source_20_Text"><text:span text:style-name="T5"> </text:span></text:span><text:span text:style-name="Source_20_Text"><text:span text:style-name="T11">"title"</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movies"</text:span></text:span></text:p>
          <text:p text:style-name="P5"><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9">IN</text:span></text:span><text:span text:style-name="Source_20_Text"><text:span text:style-name="T5"> (</text:span></text:span></text:p>
          <text:p text:style-name="P5"><text:span text:style-name="Source_20_Text"><text:span text:style-name="T7"><text:s text:c="4"/></text:span></text:span><text:span text:style-name="Source_20_Text"><text:span text:style-name="T9">SELECT</text:span></text:span><text:span text:style-name="Source_20_Text"><text:span text:style-name="T5"> </text:span></text:span><text:span text:style-name="Source_20_Text"><text:span text:style-name="T11">"movie_id"</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stars"</text:span></text:span></text:p>
          <text:p text:style-name="P5"><text:span text:style-name="Source_20_Text"><text:span text:style-name="T7"><text:s text:c="4"/></text:span></text:span><text:span text:style-name="Source_20_Text"><text:span text:style-name="T9">WHERE</text:span></text:span><text:span text:style-name="Source_20_Text"><text:span text:style-name="T5"> </text:span></text:span><text:span text:style-name="Source_20_Text"><text:span text:style-name="T11">"person_id"</text:span></text:span><text:span text:style-name="Source_20_Text"><text:span text:style-name="T5"> </text:span></text:span><text:span text:style-name="Source_20_Text"><text:span text:style-name="T10">=</text:span></text:span><text:span text:style-name="Source_20_Text"><text:span text:style-name="T5"> (</text:span></text:span></text:p>
          <text:p text:style-name="P5"><text:span text:style-name="Source_20_Text"><text:span text:style-name="T7"><text:s text:c="8"/></text:span></text:span><text:span text:style-name="Source_20_Text"><text:span text:style-name="T9">SELECT</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people"</text:span></text:span></text:p>
          <text:p text:style-name="P5"><text:span text:style-name="Source_20_Text"><text:span text:style-name="T7"><text:s text:c="8"/></text:span></text:span><text:span text:style-name="Source_20_Text"><text:span text:style-name="T9">WHERE</text:span></text:span><text:span text:style-name="Source_20_Text"><text:span text:style-name="T5"> </text:span></text:span><text:span text:style-name="Source_20_Text"><text:span text:style-name="T11">"nam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Tom Hanks'</text:span></text:span></text:p>
          <text:p text:style-name="P5"><text:span text:style-name="Source_20_Text"><text:span text:style-name="T7"><text:s text:c="4"/></text:span></text:span><text:span text:style-name="Source_20_Text"><text:span text:style-name="T5">)</text:span></text:span></text:p>
          <text:p text:style-name="P5"><text:span text:style-name="Source_20_Text"><text:span text:style-name="T5">);</text:span></text:span></text:p>
        </text:list-item>
        <text:list-item>
          <text:p text:style-name="P16"><draw:frame draw:style-name="fr1" draw:name="Frame22" text:anchor-type="char" svg:x="-0.3335in" svg:width="0.3335in" draw:z-index="23"><draw:text-box fo:min-height="0.0161in"><text:p text:style-name="P25"/></draw:text-box></draw:frame><text:span text:style-name="T3">To understand what kind of index could help speed this query up, we can run </text:span><text:span text:style-name="Source_20_Text"><text:span text:style-name="T6">EXPLAIN QUERY PLAN</text:span></text:span><text:span text:style-name="T3"> ahead of this query again. This shows us that the query requires two scans — of </text:span><text:span text:style-name="Source_20_Text"><text:span text:style-name="T6">people</text:span></text:span><text:span text:style-name="T3"> and </text:span><text:span text:style-name="Source_20_Text"><text:span text:style-name="T6">stars</text:span></text:span><text:span text:style-name="T3">. The table </text:span><text:span text:style-name="Source_20_Text"><text:span text:style-name="T6">movies</text:span></text:span><text:span text:style-name="T3"> is not scanned because we are searching </text:span><text:span text:style-name="Source_20_Text"><text:span text:style-name="T6">movies</text:span></text:span><text:span text:style-name="T3"> by its ID, for which an index is automatically created by SQLite!</text:span></text:p>
        </text:list-item>
        <text:list-item>
          <text:p text:style-name="P32"><draw:frame draw:style-name="fr1" draw:name="Frame23" text:anchor-type="char" svg:x="-0.3335in" svg:width="0.3335in" draw:z-index="24"><draw:text-box fo:min-height="0.0161in"><text:p text:style-name="P25"/></draw:text-box></draw:frame>Let us create the two indexes to speed this query up.</text:p>
          <text:p text:style-name="P5"><text:span text:style-name="Source_20_Text"><text:span text:style-name="T9">CREATE</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person_index"</text:span></text:span><text:span text:style-name="Source_20_Text"><text:span text:style-name="T5"> </text:span></text:span><text:span text:style-name="Source_20_Text"><text:span text:style-name="T9">ON</text:span></text:span><text:span text:style-name="Source_20_Text"><text:span text:style-name="T5"> </text:span></text:span><text:span text:style-name="Source_20_Text"><text:span text:style-name="T11">"stars"</text:span></text:span><text:span text:style-name="Source_20_Text"><text:span text:style-name="T5"> (</text:span></text:span><text:span text:style-name="Source_20_Text"><text:span text:style-name="T11">"person_id"</text:span></text:span><text:span text:style-name="Source_20_Text"><text:span text:style-name="T5">);</text:span></text:span></text:p>
          <text:p text:style-name="P5"><text:span text:style-name="Source_20_Text"><text:span text:style-name="T9">CREATE</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name_index"</text:span></text:span><text:span text:style-name="Source_20_Text"><text:span text:style-name="T5"> </text:span></text:span><text:span text:style-name="Source_20_Text"><text:span text:style-name="T9">ON</text:span></text:span><text:span text:style-name="Source_20_Text"><text:span text:style-name="T5"> </text:span></text:span><text:span text:style-name="Source_20_Text"><text:span text:style-name="T11">"people"</text:span></text:span><text:span text:style-name="Source_20_Text"><text:span text:style-name="T5"> (</text:span></text:span><text:span text:style-name="Source_20_Text"><text:span text:style-name="T11">"name"</text:span></text:span><text:span text:style-name="Source_20_Text"><text:span text:style-name="T5">);</text:span></text:span></text:p>
        </text:list-item>
        <text:list-item>
          <text:p text:style-name="P17"><draw:frame draw:style-name="fr1" draw:name="Frame24" text:anchor-type="char" svg:x="-0.3335in" svg:width="0.3335in" draw:z-index="25"><draw:text-box fo:min-height="0.0161in"><text:p text:style-name="P25"/></draw:text-box></draw:frame><text:span text:style-name="T3">Now, we run </text:span><text:span text:style-name="Source_20_Text"><text:span text:style-name="T6">EXPLAIN QUERY PLAN</text:span></text:span><text:span text:style-name="T3"> with the same nested query. We can observe that</text:span></text:p>
          <text:list>
            <text:list-item>
              <text:p text:style-name="P31"><draw:frame draw:style-name="fr1" draw:name="Frame25" text:anchor-type="char" svg:x="-0.3335in" svg:width="0.3335in" draw:z-index="26"><draw:text-box fo:min-height="0.0161in"><text:p text:style-name="P25"/></draw:text-box></draw:frame>all the scans are now searches using indexes, which is great!</text:p>
            </text:list-item>
            <text:list-item>
              <text:p text:style-name="P16"><draw:frame draw:style-name="fr1" draw:name="Frame26" text:anchor-type="char" svg:x="-0.3335in" svg:width="0.3335in" draw:z-index="27"><draw:text-box fo:min-height="0.0161in"><text:p text:style-name="P25"/></draw:text-box></draw:frame><text:span text:style-name="T3">the search on the table </text:span><text:span text:style-name="Source_20_Text"><text:span text:style-name="T6">people</text:span></text:span><text:span text:style-name="T3"> uses something called a </text:span><text:span text:style-name="Source_20_Text"><text:span text:style-name="T6">COVERING INDEX</text:span></text:span></text:p>
            </text:list-item>
          </text:list>
        </text:list-item>
        <text:list-item>
          <text:p text:style-name="P32"><draw:frame draw:style-name="fr1" draw:name="Frame27" text:anchor-type="char" svg:x="-0.3335in" svg:width="0.3335in" draw:z-index="28"><draw:text-box fo:min-height="0.0161in"><text:p text:style-name="P25"/></draw:text-box></draw:frame>A covering index means that all the information needed for the query can be found within the index itself. Instead of two steps:</text:p>
          <text:list>
            <text:list-item>
              <text:p text:style-name="P31"><text:soft-page-break/>looking up relevant information in the index,</text:p>
            </text:list-item>
            <text:list-item>
              <text:p text:style-name="P31">using the index to then search the table, a covering index means that we do our search in one step (just the first one).</text:p>
            </text:list-item>
          </text:list>
        </text:list-item>
        <text:list-item>
          <text:p text:style-name="P16"><draw:frame draw:style-name="fr1" draw:name="Frame28" text:anchor-type="char" svg:x="-0.3335in" svg:width="0.3335in" draw:z-index="29"><draw:text-box fo:min-height="0.0161in"><text:p text:style-name="P25"/></draw:text-box></draw:frame><text:span text:style-name="T3">To have our search on the table </text:span><text:span text:style-name="Source_20_Text"><text:span text:style-name="T6">stars</text:span></text:span><text:span text:style-name="T3"> also use a covering index, we can add </text:span><text:span text:style-name="Source_20_Text"><text:span text:style-name="T6">"movie_id"</text:span></text:span><text:span text:style-name="T3"> to the index we created for </text:span><text:span text:style-name="Source_20_Text"><text:span text:style-name="T6">stars</text:span></text:span><text:span text:style-name="T3">. This will ensure that the information being looked up (movie ID) </text:span><text:span text:style-name="Emphasis"><text:span text:style-name="T3">and</text:span></text:span><text:span text:style-name="T3"> the value being searched on (person ID) are both be in the index.</text:span></text:p>
        </text:list-item>
        <text:list-item>
          <text:p text:style-name="P16"><draw:frame draw:style-name="fr1" draw:name="Frame29" text:anchor-type="char" svg:x="-0.3335in" svg:width="0.3335in" draw:z-index="30"><draw:text-box fo:min-height="0.0161in"><text:p text:style-name="P25"/></draw:text-box></draw:frame><text:span text:style-name="T3">First, let us drop the existing implementation of our index on the </text:span><text:span text:style-name="Source_20_Text"><text:span text:style-name="T6">stars</text:span></text:span><text:span text:style-name="T3"> table.</text:span></text:p>
          <text:p text:style-name="P5"><text:span text:style-name="Source_20_Text"><text:span text:style-name="T9">DROP</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person_index"</text:span></text:span><text:span text:style-name="Source_20_Text"><text:span text:style-name="T5">;</text:span></text:span></text:p>
        </text:list-item>
        <text:list-item>
          <text:p text:style-name="P32"><draw:frame draw:style-name="fr1" draw:name="Frame30" text:anchor-type="char" svg:x="-0.3335in" svg:width="0.3335in" draw:z-index="31"><draw:text-box fo:min-height="0.0161in"><text:p text:style-name="P25"/></draw:text-box></draw:frame>Next, we create the new index.</text:p>
          <text:p text:style-name="P5"><text:span text:style-name="Source_20_Text"><text:span text:style-name="T9">CREATE</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person_index"</text:span></text:span><text:span text:style-name="Source_20_Text"><text:span text:style-name="T5"> </text:span></text:span><text:span text:style-name="Source_20_Text"><text:span text:style-name="T9">ON</text:span></text:span><text:span text:style-name="Source_20_Text"><text:span text:style-name="T5"> </text:span></text:span><text:span text:style-name="Source_20_Text"><text:span text:style-name="T11">"stars"</text:span></text:span><text:span text:style-name="Source_20_Text"><text:span text:style-name="T5"> (</text:span></text:span><text:span text:style-name="Source_20_Text"><text:span text:style-name="T11">"person_id"</text:span></text:span><text:span text:style-name="Source_20_Text"><text:span text:style-name="T5">, </text:span></text:span><text:span text:style-name="Source_20_Text"><text:span text:style-name="T11">"movie_id"</text:span></text:span><text:span text:style-name="Source_20_Text"><text:span text:style-name="T5">);</text:span></text:span></text:p>
        </text:list-item>
        <text:list-item>
          <text:p text:style-name="P32"><draw:frame draw:style-name="fr1" draw:name="Frame31" text:anchor-type="char" svg:x="-0.3335in" svg:width="0.3335in" draw:z-index="32"><draw:text-box fo:min-height="0.0161in"><text:p text:style-name="P25"/></draw:text-box></draw:frame>Running the following will demonstrate that we now have two covering indexes, which should result in a much faster search!</text:p>
          <text:p text:style-name="P5"><text:span text:style-name="Source_20_Text"><text:span text:style-name="T9">EXPLAIN</text:span></text:span><text:span text:style-name="Source_20_Text"><text:span text:style-name="T5"> QUERY PLAN</text:span></text:span></text:p>
          <text:p text:style-name="P5"><text:span text:style-name="Source_20_Text"><text:span text:style-name="T9">SELECT</text:span></text:span><text:span text:style-name="Source_20_Text"><text:span text:style-name="T5"> </text:span></text:span><text:span text:style-name="Source_20_Text"><text:span text:style-name="T11">"title"</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movies"</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9">IN</text:span></text:span><text:span text:style-name="Source_20_Text"><text:span text:style-name="T5"> (</text:span></text:span></text:p>
          <text:p text:style-name="P5"><text:span text:style-name="Source_20_Text"><text:span text:style-name="T7"><text:s text:c="4"/></text:span></text:span><text:span text:style-name="Source_20_Text"><text:span text:style-name="T9">SELECT</text:span></text:span><text:span text:style-name="Source_20_Text"><text:span text:style-name="T5"> </text:span></text:span><text:span text:style-name="Source_20_Text"><text:span text:style-name="T11">"movie_id"</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stars"</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person_id"</text:span></text:span><text:span text:style-name="Source_20_Text"><text:span text:style-name="T5"> </text:span></text:span><text:span text:style-name="Source_20_Text"><text:span text:style-name="T10">=</text:span></text:span><text:span text:style-name="Source_20_Text"><text:span text:style-name="T5"> (</text:span></text:span></text:p>
          <text:p text:style-name="P5"><text:span text:style-name="Source_20_Text"><text:span text:style-name="T7"><text:s text:c="8"/></text:span></text:span><text:span text:style-name="Source_20_Text"><text:span text:style-name="T9">SELECT</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people"</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nam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2">'Tom Hanks'</text:span></text:span></text:p>
          <text:p text:style-name="P5"><text:span text:style-name="Source_20_Text"><text:span text:style-name="T7"><text:s text:c="4"/></text:span></text:span><text:span text:style-name="Source_20_Text"><text:span text:style-name="T5">)</text:span></text:span></text:p>
          <text:p text:style-name="P5"><text:span text:style-name="Source_20_Text"><text:span text:style-name="T5">);</text:span></text:span></text:p>
        </text:list-item>
        <text:list-item>
          <text:p text:style-name="P16"><draw:frame draw:style-name="fr1" draw:name="Frame32" text:anchor-type="char" svg:x="-0.3335in" svg:width="0.3335in" draw:z-index="33"><draw:text-box fo:min-height="0.0161in"><text:p text:style-name="P25"/></draw:text-box></draw:frame><text:span text:style-name="T3">Making sure that we have run </text:span><text:span text:style-name="Source_20_Text"><text:span text:style-name="T6">.timer on</text:span></text:span><text:span text:style-name="T3"> let us execute the above query to find all the movies Tom Hanks has starred in, and observe the time it takes to run. The query now runs a </text:span><text:span text:style-name="Emphasis"><text:span text:style-name="T3">lot</text:span></text:span><text:span text:style-name="T3"> faster than it did without indexes (in lecture, an order of magnitude faster)!</text:span></text:p>
        </text:list-item>
      </text:list>
      <text:h text:style-name="P2" text:outline-level="2"><text:a xlink:type="simple" xlink:href="https://cs50.harvard.edu/sql/notes/5/#space-trade-off" text:style-name="Internet_20_link" text:visited-style-name="Visited_20_Internet_20_Link"><text:bookmark text:name="space-trade-off"/><text:span text:style-name="T2">Space Trade-off</text:span></text:a></text:h>
      <text:list text:style-name="L7">
        <text:list-item>
          <text:p text:style-name="P34"><draw:frame draw:style-name="fr1" draw:name="Frame33" text:anchor-type="char" svg:x="-0.3335in" svg:width="0.3335in" draw:z-index="34"><draw:text-box fo:min-height="0.0161in"><text:p text:style-name="P25"/></draw:text-box></draw:frame>Indexes seem incredibly helpful, but there are trade-offs associated — they occupy additional space in the database, so while we gain query speed, we do lose space.</text:p>
        </text:list-item>
        <text:list-item>
          <text:p text:style-name="P34"><draw:frame draw:style-name="fr1" draw:name="Frame34" text:anchor-type="char" svg:x="-0.3335in" svg:width="0.3335in" draw:z-index="35"><draw:text-box fo:min-height="0.0161in"><text:p text:style-name="P25"/></draw:text-box></draw:frame>An index is stored in a database as a data structure called a B-Tree, or balanced tree. A tree data structure looks something like:</text:p>
          <text:p text:style-name="P52"><draw:frame draw:style-name="fr2" draw:name="Image3" text:anchor-type="as-char" svg:width="0.7874in" svg:height="0.3937in" draw:z-index="36"><draw:image xlink:href="https://cs50.harvard.edu/sql/notes/5/images/20.jpg" xlink:type="simple" xlink:show="embed" xlink:actuate="onLoad"/><svg:title>"Tree data structure"</svg:title></draw:frame></text:p>
          <text:list>
            <text:list-item>
              <text:p text:style-name="P18"><draw:frame draw:style-name="fr1" draw:name="Frame35" text:anchor-type="char" svg:x="-0.3335in" svg:width="0.3335in" draw:z-index="37"><draw:text-box fo:min-height="0.0161in"><text:p text:style-name="P25"/></draw:text-box></draw:frame><text:span text:style-name="T3">Notice that the tree has many </text:span><text:span text:style-name="Strong_20_Emphasis"><text:span text:style-name="T4">nodes</text:span></text:span><text:span text:style-name="T3">, each connected to a few others by arrows. The root node, or the node from which the tree originates, has three </text:span><text:span text:style-name="Strong_20_Emphasis"><text:span text:style-name="T4">children</text:span></text:span><text:span text:style-name="T3">. Some nodes at the edge of the tree do not point to any other nodes. These are called </text:span><text:span text:style-name="Strong_20_Emphasis"><text:span text:style-name="T4">leaf</text:span></text:span><text:span text:style-name="T3"> nodes.</text:span></text:p>
            </text:list-item>
          </text:list>
        </text:list-item>
        <text:list-item>
          <text:p text:style-name="P18"><draw:frame draw:style-name="fr1" draw:name="Frame36" text:anchor-type="char" svg:x="-0.3335in" svg:width="0.3335in" draw:z-index="38"><draw:text-box fo:min-height="0.0161in"><text:p text:style-name="P25"/></draw:text-box></draw:frame><text:soft-page-break/><text:span text:style-name="T3">Let us consider how an index is created for the </text:span><text:span text:style-name="Source_20_Text"><text:span text:style-name="T6">"title"</text:span></text:span><text:span text:style-name="T3"> column of the table </text:span><text:span text:style-name="Source_20_Text"><text:span text:style-name="T6">movies</text:span></text:span><text:span text:style-name="T3">. If the movie titles were sorted alphabetically, it would be a lot easier to find a particular movie by using </text:span><text:a xlink:type="simple" xlink:href="https://en.wikipedia.org/wiki/Binary_search_algorithm" text:style-name="Internet_20_link" text:visited-style-name="Visited_20_Internet_20_Link"><text:span text:style-name="T8">binary search</text:span></text:a><text:span text:style-name="T3">.</text:span></text:p>
        </text:list-item>
        <text:list-item>
          <text:p text:style-name="P18"><draw:frame draw:style-name="fr1" draw:name="Frame37" text:anchor-type="char" svg:x="-0.3335in" svg:width="0.3335in" draw:z-index="39"><draw:text-box fo:min-height="0.0161in"><text:p text:style-name="P25"/></draw:text-box></draw:frame><text:span text:style-name="T3">In this case, a copy is made of the </text:span><text:span text:style-name="Source_20_Text"><text:span text:style-name="T6">"titles"</text:span></text:span><text:span text:style-name="T3"> column. This copy is sorted and then linked back to the original rows within the </text:span><text:span text:style-name="Source_20_Text"><text:span text:style-name="T6">movies</text:span></text:span><text:span text:style-name="T3"> table by pointing to the movie IDs. This is visualized below.</text:span></text:p>
          <text:p text:style-name="P53"><draw:frame draw:style-name="fr2" draw:name="Image4" text:anchor-type="as-char" svg:width="0.7874in" svg:height="0.3937in" draw:z-index="40"><draw:image xlink:href="https://cs50.harvard.edu/sql/notes/5/images/40.jpg" xlink:type="simple" xlink:show="embed" xlink:actuate="onLoad"/><svg:title>"Index: Sorted copy of titles pointing to original movie IDs"</svg:title></draw:frame></text:p>
        </text:list-item>
        <text:list-item>
          <text:p text:style-name="P34"><draw:frame draw:style-name="fr1" draw:name="Frame38" text:anchor-type="char" svg:x="-0.3335in" svg:width="0.3335in" draw:z-index="41"><draw:text-box fo:min-height="0.0161in"><text:p text:style-name="P25"/></draw:text-box></draw:frame>While this helps us visualize the index for this column easily, in reality, the index is not a single column but is broken up into many nodes. This is because if the database has a lot of data, like our IMDb example, storing one column all together in memory might not be feasible.</text:p>
        </text:list-item>
        <text:list-item>
          <text:p text:style-name="P34"><draw:frame draw:style-name="fr1" draw:name="Frame39" text:anchor-type="char" svg:x="-0.3335in" svg:width="0.3335in" draw:z-index="42"><draw:text-box fo:min-height="0.0161in"><text:p text:style-name="P25"/></draw:text-box></draw:frame>If we have multiple nodes containing sections of the index, however, we also need nodes to navigate to the right sections. For example, consider the following nodes. The left-hand node directs us to the right section of the index based on whether the movie title comes before Frozen, between Frozen and Soul, or after Soul alphabetically!</text:p>
          <text:p text:style-name="P53"><draw:frame draw:style-name="fr2" draw:name="Image5" text:anchor-type="as-char" svg:width="0.7874in" svg:height="0.3937in" draw:z-index="43"><draw:image xlink:href="https://cs50.harvard.edu/sql/notes/5/images/46.jpg" xlink:type="simple" xlink:show="embed" xlink:actuate="onLoad"/><svg:title>"Index nodes broken into sections"</svg:title></draw:frame></text:p>
        </text:list-item>
        <text:list-item>
          <text:p text:style-name="P33"><draw:frame draw:style-name="fr1" draw:name="Frame40" text:anchor-type="char" svg:x="-0.3335in" svg:width="0.3335in" draw:z-index="44"><draw:text-box fo:min-height="0.0161in"><text:p text:style-name="P25"/></draw:text-box></draw:frame>The above representation is a B-tree! This is how indexes are stored in SQLite.</text:p>
        </text:list-item>
      </text:list>
      <text:h text:style-name="P2" text:outline-level="2"><text:a xlink:type="simple" xlink:href="https://cs50.harvard.edu/sql/notes/5/#time-trade-off" text:style-name="Internet_20_link" text:visited-style-name="Visited_20_Internet_20_Link"><text:bookmark text:name="time-trade-off"/><text:span text:style-name="T2">Time Trade-off</text:span></text:a></text:h>
      <text:list text:style-name="L8">
        <text:list-item>
          <text:p text:style-name="P35"><draw:frame draw:style-name="fr1" draw:name="Frame41" text:anchor-type="char" svg:x="-0.3335in" svg:width="0.3335in" draw:z-index="45"><draw:text-box fo:min-height="0.0161in"><text:p text:style-name="P25"/></draw:text-box></draw:frame>Similar to the space trade-off we discussed earlier, it also takes longer to insert data into a column and then add it to an index. Each time a value is added to the index, the B-tree needs to be traversed to figure out where the value should be added!</text:p>
        </text:list-item>
      </text:list>
      <text:h text:style-name="P2" text:outline-level="2"><text:a xlink:type="simple" xlink:href="https://cs50.harvard.edu/sql/notes/5/#partial-index" text:style-name="Internet_20_link" text:visited-style-name="Visited_20_Internet_20_Link"><text:bookmark text:name="partial-index"/><text:span text:style-name="T2">Partial Index</text:span></text:a></text:h>
      <text:list text:style-name="L9">
        <text:list-item>
          <text:p text:style-name="P37"><draw:frame draw:style-name="fr1" draw:name="Frame42" text:anchor-type="char" svg:x="-0.3335in" svg:width="0.3335in" draw:z-index="46"><draw:text-box fo:min-height="0.0161in"><text:p text:style-name="P25"/></draw:text-box></draw:frame>This is an index that includes only a subset of rows from a table, allowing us to save some space that a full index would occupy.</text:p>
        </text:list-item>
        <text:list-item>
          <text:p text:style-name="P37"><draw:frame draw:style-name="fr1" draw:name="Frame43" text:anchor-type="char" svg:x="-0.3335in" svg:width="0.3335in" draw:z-index="47"><draw:text-box fo:min-height="0.0161in"><text:p text:style-name="P25"/></draw:text-box></draw:frame>This is especially useful when we know that users query only a subset of rows from the table. In the case of IMDb, it may be that the users are more likely to query a movie that was just released as opposed to a movie that is 15 years old. Let’s try to create a partial index that stores the titles of movies released in 2023.</text:p>
          <text:p text:style-name="P6"><text:span text:style-name="Source_20_Text"><text:span text:style-name="T9">CREATE</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recents"</text:span></text:span><text:span text:style-name="Source_20_Text"><text:span text:style-name="T5"> </text:span></text:span><text:span text:style-name="Source_20_Text"><text:span text:style-name="T9">ON</text:span></text:span><text:span text:style-name="Source_20_Text"><text:span text:style-name="T5"> </text:span></text:span><text:span text:style-name="Source_20_Text"><text:span text:style-name="T11">"movies"</text:span></text:span><text:span text:style-name="Source_20_Text"><text:span text:style-name="T5"> (</text:span></text:span><text:span text:style-name="Source_20_Text"><text:span text:style-name="T11">"titles"</text:span></text:span><text:span text:style-name="Source_20_Text"><text:span text:style-name="T5">)</text:span></text:span></text:p>
          <text:p text:style-name="P6"><text:span text:style-name="Source_20_Text"><text:span text:style-name="T9">WHERE</text:span></text:span><text:span text:style-name="Source_20_Text"><text:span text:style-name="T5"> </text:span></text:span><text:span text:style-name="Source_20_Text"><text:span text:style-name="T11">"year"</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2023</text:span></text:span><text:span text:style-name="Source_20_Text"><text:span text:style-name="T5">;</text:span></text:span></text:p>
        </text:list-item>
        <text:list-item>
          <text:p text:style-name="P36"><draw:frame draw:style-name="fr1" draw:name="Frame44" text:anchor-type="char" svg:x="-0.3335in" svg:width="0.3335in" draw:z-index="48"><draw:text-box fo:min-height="0.0161in"><text:p text:style-name="P25"/></draw:text-box></draw:frame>We can check that searching for movies released in 2023 uses the new index.</text:p>
          <text:p text:style-name="P6"><text:span text:style-name="Source_20_Text"><text:span text:style-name="T9">EXPLAIN</text:span></text:span><text:span text:style-name="Source_20_Text"><text:span text:style-name="T5"> QUERY PLAN</text:span></text:span></text:p>
          <text:p text:style-name="P6"><text:soft-page-break/><text:span text:style-name="Source_20_Text"><text:span text:style-name="T9">SELECT</text:span></text:span><text:span text:style-name="Source_20_Text"><text:span text:style-name="T5"> </text:span></text:span><text:span text:style-name="Source_20_Text"><text:span text:style-name="T11">"title"</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movies"</text:span></text:span></text:p>
          <text:p text:style-name="P6"><text:span text:style-name="Source_20_Text"><text:span text:style-name="T9">WHERE</text:span></text:span><text:span text:style-name="Source_20_Text"><text:span text:style-name="T5"> </text:span></text:span><text:span text:style-name="Source_20_Text"><text:span text:style-name="T11">"year"</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2023</text:span></text:span><text:span text:style-name="Source_20_Text"><text:span text:style-name="T5">;</text:span></text:span></text:p>
          <text:p text:style-name="P19"><text:span text:style-name="T3">This shows us that the </text:span><text:span text:style-name="Source_20_Text"><text:span text:style-name="T6">movies</text:span></text:span><text:span text:style-name="T3"> table is scanned using the partial index.</text:span></text:p>
        </text:list-item>
      </text:list>
      <text:h text:style-name="P3" text:outline-level="3"><text:a xlink:type="simple" xlink:href="https://cs50.harvard.edu/sql/notes/5/#questions-1" text:style-name="Internet_20_link" text:visited-style-name="Visited_20_Internet_20_Link"><text:bookmark text:name="questions-1"/><text:span text:style-name="T2">Questions</text:span></text:a></text:h>
      <text:p text:style-name="P10">Are indexes saved in the schema?</text:p>
      <text:list text:style-name="L10">
        <text:list-item>
          <text:p text:style-name="P20"><draw:frame draw:style-name="fr1" draw:name="Frame45" text:anchor-type="char" svg:x="-0.3335in" svg:width="0.3335in" draw:z-index="49"><draw:text-box fo:min-height="0.0161in"><text:p text:style-name="P25"/></draw:text-box></draw:frame><text:span text:style-name="T3">Yes, in SQLite, they are! We can confirm this by running </text:span><text:span text:style-name="Source_20_Text"><text:span text:style-name="T6">.schema</text:span></text:span><text:span text:style-name="T3"> and we will see the indexes created listed in the database schema.</text:span></text:p>
        </text:list-item>
      </text:list>
      <text:h text:style-name="P2" text:outline-level="2"><text:a xlink:type="simple" xlink:href="https://cs50.harvard.edu/sql/notes/5/#vacuum" text:style-name="Internet_20_link" text:visited-style-name="Visited_20_Internet_20_Link"><text:bookmark text:name="vacuum"/><text:span text:style-name="T2">Vacuum</text:span></text:a></text:h>
      <text:list text:style-name="L11">
        <text:list-item>
          <text:p text:style-name="P21"><draw:frame draw:style-name="fr1" draw:name="Frame46" text:anchor-type="char" svg:x="-0.3335in" svg:width="0.3335in" draw:z-index="50"><draw:text-box fo:min-height="0.0161in"><text:p text:style-name="P25"/></draw:text-box></draw:frame><text:span text:style-name="T3">There are ways to delete unused space in our database. SQLite allows us to “vacuum” data — this cleans up previously deleted data (that is actually not deleted, but just marked as space being available for the next </text:span><text:span text:style-name="Source_20_Text"><text:span text:style-name="T6">INSERT</text:span></text:span><text:span text:style-name="T3">).</text:span></text:p>
        </text:list-item>
        <text:list-item>
          <text:p text:style-name="P21"><draw:frame draw:style-name="fr1" draw:name="Frame47" text:anchor-type="char" svg:x="-0.3335in" svg:width="0.3335in" draw:z-index="51"><draw:text-box fo:min-height="0.0161in"><text:p text:style-name="P25"/></draw:text-box></draw:frame><text:span text:style-name="T3">To find the size of </text:span><text:span text:style-name="Source_20_Text"><text:span text:style-name="T6">movies.db</text:span></text:span><text:span text:style-name="T3"> on the terminal, we can use a Unix command</text:span></text:p>
          <text:p text:style-name="P7"><text:span text:style-name="Source_20_Text"><text:span text:style-name="T5">du -b movies.db</text:span></text:span></text:p>
        </text:list-item>
        <text:list-item>
          <text:p text:style-name="P39"><draw:frame draw:style-name="fr1" draw:name="Frame48" text:anchor-type="char" svg:x="-0.3335in" svg:width="0.3335in" draw:z-index="52"><draw:text-box fo:min-height="0.0161in"><text:p text:style-name="P25"/></draw:text-box></draw:frame>In lecture, this command showed us that the size of the database is something like 158 million bytes, or 158 megabytes.</text:p>
        </text:list-item>
        <text:list-item>
          <text:p text:style-name="P39"><draw:frame draw:style-name="fr1" draw:name="Frame49" text:anchor-type="char" svg:x="-0.3335in" svg:width="0.3335in" draw:z-index="53"><draw:text-box fo:min-height="0.0161in"><text:p text:style-name="P25"/></draw:text-box></draw:frame>We can now connect to our database and drop an index we previously created.</text:p>
          <text:p text:style-name="P7"><text:span text:style-name="Source_20_Text"><text:span text:style-name="T9">DROP</text:span></text:span><text:span text:style-name="Source_20_Text"><text:span text:style-name="T5"> </text:span></text:span><text:span text:style-name="Source_20_Text"><text:span text:style-name="T9">INDEX</text:span></text:span><text:span text:style-name="Source_20_Text"><text:span text:style-name="T5"> </text:span></text:span><text:span text:style-name="Source_20_Text"><text:span text:style-name="T11">"person_index"</text:span></text:span><text:span text:style-name="Source_20_Text"><text:span text:style-name="T5">;</text:span></text:span></text:p>
        </text:list-item>
        <text:list-item>
          <text:p text:style-name="P38"><draw:frame draw:style-name="fr1" draw:name="Frame50" text:anchor-type="char" svg:x="-0.3335in" svg:width="0.3335in" draw:z-index="54"><draw:text-box fo:min-height="0.0161in"><text:p text:style-name="P25"/></draw:text-box></draw:frame>Now, if we run the Unix command again, we see that the size of the database has not decreased! To actually clean up the deleted space, we need to vacuum it. We can run the following command in SQLite.</text:p>
          <text:p text:style-name="P7"><text:span text:style-name="Source_20_Text"><text:span text:style-name="T9">VACUUM</text:span></text:span><text:span text:style-name="Source_20_Text"><text:span text:style-name="T5">;</text:span></text:span></text:p>
          <text:p text:style-name="P38">This might take a second or two to run. On running the Unix command to check the size of the database again, we can should see a smaller size. Once we drop all the indexes and vacuum again, the database will be considerably smaller than 158 MB (in lecture, around 100 MB).</text:p>
        </text:list-item>
      </text:list>
      <text:h text:style-name="P3" text:outline-level="3"><text:a xlink:type="simple" xlink:href="https://cs50.harvard.edu/sql/notes/5/#questions-2" text:style-name="Internet_20_link" text:visited-style-name="Visited_20_Internet_20_Link"><text:bookmark text:name="questions-2"/><text:span text:style-name="T2">Questions</text:span></text:a></text:h>
      <text:p text:style-name="P10">Is it possible to vacuum faster?</text:p>
      <text:list text:style-name="L12">
        <text:list-item>
          <text:p text:style-name="P40"><draw:frame draw:style-name="fr1" draw:name="Frame51" text:anchor-type="char" svg:x="-0.3335in" svg:width="0.3335in" draw:z-index="55"><draw:text-box fo:min-height="0.0161in"><text:p text:style-name="P25"/></draw:text-box></draw:frame>Each vacuum can take a different amount of time, depending on the amount of space we are trying to vacuum and how easy it is to find the bits and bytes that need to be freed up!</text:p>
        </text:list-item>
      </text:list>
      <text:p text:style-name="P10">If a query to delete some rows doesn’t actually delete them, but only marks them as deleted, could we still retrieve these rows?</text:p>
      <text:list text:style-name="L13">
        <text:list-item>
          <text:p text:style-name="P41"><draw:frame draw:style-name="fr1" draw:name="Frame52" text:anchor-type="char" svg:x="-0.3335in" svg:width="0.3335in" draw:z-index="56"><draw:text-box fo:min-height="0.0161in"><text:p text:style-name="P25"/></draw:text-box></draw:frame>People trained in forensics are able to find data we think is deleted but is actually still on our computers. In the case of SQLite, after performing a vacuum, it would not be possible to find deleted rows again.</text:p>
        </text:list-item>
      </text:list>
      <text:h text:style-name="P2" text:outline-level="2"><text:a xlink:type="simple" xlink:href="https://cs50.harvard.edu/sql/notes/5/#concurrency" text:style-name="Internet_20_link" text:visited-style-name="Visited_20_Internet_20_Link"><text:bookmark text:name="concurrency"/><text:soft-page-break/><text:span text:style-name="T2">Concurrency</text:span></text:a></text:h>
      <text:list text:style-name="L14">
        <text:list-item>
          <text:p text:style-name="P43"><draw:frame draw:style-name="fr1" draw:name="Frame53" text:anchor-type="char" svg:x="-0.3335in" svg:width="0.3335in" draw:z-index="57"><draw:text-box fo:min-height="0.0161in"><text:p text:style-name="P25"/></draw:text-box></draw:frame>Thus far, we have seen how to optimize single queries. Now, we will look at how to allow not just one query, but multiple at a time.</text:p>
        </text:list-item>
        <text:list-item>
          <text:p text:style-name="P43"><draw:frame draw:style-name="fr1" draw:name="Frame54" text:anchor-type="char" svg:x="-0.3335in" svg:width="0.3335in" draw:z-index="58"><draw:text-box fo:min-height="0.0161in"><text:p text:style-name="P25"/></draw:text-box></draw:frame>Concurrency is the simultaneous handling of multiple queries or interactions by the database. Imagine a database for a website, or a financial service, that gets a lot of traffic at the same time. Concurrency is particularly important in these cases.</text:p>
        </text:list-item>
        <text:list-item>
          <text:p text:style-name="P22"><draw:frame draw:style-name="fr1" draw:name="Frame55" text:anchor-type="char" svg:x="-0.3335in" svg:width="0.3335in" draw:z-index="59"><draw:text-box fo:min-height="0.0161in"><text:p text:style-name="P25"/></draw:text-box></draw:frame><text:span text:style-name="T3">Some database transactions can be multi-part. For example, consider a bank’s database. The following is a view of the table </text:span><text:span text:style-name="Source_20_Text"><text:span text:style-name="T6">accounts</text:span></text:span><text:span text:style-name="T3"> that stores account balances.</text:span></text:p>
          <text:p text:style-name="P54"><draw:frame draw:style-name="fr2" draw:name="Image6" text:anchor-type="as-char" svg:width="0.7874in" svg:height="0.3937in" draw:z-index="60"><draw:image xlink:href="https://cs50.harvard.edu/sql/notes/5/images/66.jpg" xlink:type="simple" xlink:show="embed" xlink:actuate="onLoad"/><svg:title>"Accounts table in a bank's database. Alice sends $10 to Bob."</svg:title></draw:frame></text:p>
          <text:list>
            <text:list-item>
              <text:p text:style-name="P42"><draw:frame draw:style-name="fr1" draw:name="Frame56" text:anchor-type="char" svg:x="-0.3335in" svg:width="0.3335in" draw:z-index="61"><draw:text-box fo:min-height="0.0161in"><text:p text:style-name="P25"/></draw:text-box></draw:frame>One transaction could be sending money from one account to the other. For example, Alice is trying to send $10 to Bob.</text:p>
            </text:list-item>
            <text:list-item>
              <text:p text:style-name="P22"><draw:frame draw:style-name="fr1" draw:name="Frame57" text:anchor-type="char" svg:x="-0.3335in" svg:width="0.3335in" draw:z-index="62"><draw:text-box fo:min-height="0.0161in"><text:p text:style-name="P25"/></draw:text-box></draw:frame><text:span text:style-name="T3">To complete this transaction, we would need to add $10 to Bob’s account and also subtract $10 from Alice’s account. If someone sees the status of the </text:span><text:span text:style-name="Source_20_Text"><text:span text:style-name="T6">accounts</text:span></text:span><text:span text:style-name="T3"> database after the first update to Bob’s account but before the second update to Alice’s account, they could get an incorrect understanding of the total amount of money held by the bank.</text:span></text:p>
            </text:list-item>
          </text:list>
        </text:list-item>
      </text:list>
      <text:h text:style-name="P3" text:outline-level="3"><text:a xlink:type="simple" xlink:href="https://cs50.harvard.edu/sql/notes/5/#transactions" text:style-name="Internet_20_link" text:visited-style-name="Visited_20_Internet_20_Link"><text:bookmark text:name="transactions"/><text:span text:style-name="T2">Transactions</text:span></text:a></text:h>
      <text:list text:style-name="L15">
        <text:list-item>
          <text:p text:style-name="P45"><draw:frame draw:style-name="fr1" draw:name="Frame58" text:anchor-type="char" svg:x="-0.3335in" svg:width="0.3335in" draw:z-index="63"><draw:text-box fo:min-height="0.0161in"><text:p text:style-name="P25"/></draw:text-box></draw:frame>To an outside observer, it should seem like the different parts of a transaction happen all at once. In database terminology, a transaction is an individual unit of work — something that cannot be broken down into smaller pieces.</text:p>
        </text:list-item>
        <text:list-item>
          <text:p text:style-name="P45"><draw:frame draw:style-name="fr1" draw:name="Frame59" text:anchor-type="char" svg:x="-0.3335in" svg:width="0.3335in" draw:z-index="64"><draw:text-box fo:min-height="0.0161in"><text:p text:style-name="P25"/></draw:text-box></draw:frame>Transactions have some properties, which can be remembered using the acronym ACID:</text:p>
          <text:list>
            <text:list-item>
              <text:p text:style-name="P23"><draw:frame draw:style-name="fr1" draw:name="Frame60" text:anchor-type="char" svg:x="-0.3335in" svg:width="0.3335in" draw:z-index="65"><draw:text-box fo:min-height="0.0161in"><text:p text:style-name="P25"/></draw:text-box></draw:frame><text:span text:style-name="Strong_20_Emphasis"><text:span text:style-name="T4">atomicity</text:span></text:span><text:span text:style-name="T3">: can’t be broken down into smaller pieces,</text:span></text:p>
            </text:list-item>
            <text:list-item>
              <text:p text:style-name="P23"><draw:frame draw:style-name="fr1" draw:name="Frame61" text:anchor-type="char" svg:x="-0.3335in" svg:width="0.3335in" draw:z-index="66"><draw:text-box fo:min-height="0.0161in"><text:p text:style-name="P25"/></draw:text-box></draw:frame><text:span text:style-name="Strong_20_Emphasis"><text:span text:style-name="T4">consistency</text:span></text:span><text:span text:style-name="T3">: should not violate a database constraint,</text:span></text:p>
            </text:list-item>
            <text:list-item>
              <text:p text:style-name="P23"><draw:frame draw:style-name="fr1" draw:name="Frame62" text:anchor-type="char" svg:x="-0.3335in" svg:width="0.3335in" draw:z-index="67"><draw:text-box fo:min-height="0.0161in"><text:p text:style-name="P25"/></draw:text-box></draw:frame><text:span text:style-name="Strong_20_Emphasis"><text:span text:style-name="T4">isolation</text:span></text:span><text:span text:style-name="T3">: if multiple users access a database, their transactions cannot interfere with each other,</text:span></text:p>
            </text:list-item>
            <text:list-item>
              <text:p text:style-name="P23"><draw:frame draw:style-name="fr1" draw:name="Frame63" text:anchor-type="char" svg:x="-0.3335in" svg:width="0.3335in" draw:z-index="68"><draw:text-box fo:min-height="0.0161in"><text:p text:style-name="P25"/></draw:text-box></draw:frame><text:span text:style-name="Strong_20_Emphasis"><text:span text:style-name="T4">durability</text:span></text:span><text:span text:style-name="T3">: in case of any failure within the database, all data changed by transactions will remain.</text:span></text:p>
            </text:list-item>
          </text:list>
        </text:list-item>
        <text:list-item>
          <text:p text:style-name="P23"><draw:frame draw:style-name="fr1" draw:name="Frame64" text:anchor-type="char" svg:x="-0.3335in" svg:width="0.3335in" draw:z-index="69"><draw:text-box fo:min-height="0.0161in"><text:p text:style-name="P25"/></draw:text-box></draw:frame><text:span text:style-name="T3">Let’s open up </text:span><text:span text:style-name="Source_20_Text"><text:span text:style-name="T6">bank.db</text:span></text:span><text:span text:style-name="T3"> in our terminal so we can implement a transaction for transferring money from Alice to Bob!</text:span></text:p>
        </text:list-item>
        <text:list-item>
          <text:p text:style-name="P23"><draw:frame draw:style-name="fr1" draw:name="Frame65" text:anchor-type="char" svg:x="-0.3335in" svg:width="0.3335in" draw:z-index="70"><draw:text-box fo:min-height="0.0161in"><text:p text:style-name="P25"/></draw:text-box></draw:frame><text:span text:style-name="T3">First, we want to see the data already in the </text:span><text:span text:style-name="Source_20_Text"><text:span text:style-name="T6">accounts</text:span></text:span><text:span text:style-name="T3"> table.</text:span></text:p>
          <text:p text:style-name="P8"><text:span text:style-name="Source_20_Text"><text:span text:style-name="T9">SELECT</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9">FROM</text:span></text:span><text:span text:style-name="Source_20_Text"><text:span text:style-name="T5"> </text:span></text:span><text:span text:style-name="Source_20_Text"><text:span text:style-name="T11">"accounts"</text:span></text:span><text:span text:style-name="Source_20_Text"><text:span text:style-name="T5">;</text:span></text:span></text:p>
          <text:p text:style-name="P44"><text:soft-page-break/>We note here that Bob’s ID is 2 and Alice’s ID is 1, which will be useful for our query.</text:p>
        </text:list-item>
        <text:list-item>
          <text:p text:style-name="P45"><draw:frame draw:style-name="fr1" draw:name="Frame66" text:anchor-type="char" svg:x="-0.3335in" svg:width="0.3335in" draw:z-index="71"><draw:text-box fo:min-height="0.0161in"><text:p text:style-name="P25"/></draw:text-box></draw:frame>To move $10 from Alice’s account to Bob’s, we can write the following transaction.</text:p>
          <text:p text:style-name="P8"><text:span text:style-name="Source_20_Text"><text:span text:style-name="T9">BEGIN</text:span></text:span><text:span text:style-name="Source_20_Text"><text:span text:style-name="T5"> TRANSACTION;</text:span></text:span></text:p>
          <text:p text:style-name="P8"><text:span text:style-name="Source_20_Text"><text:span text:style-name="T9">UPDATE</text:span></text:span><text:span text:style-name="Source_20_Text"><text:span text:style-name="T5"> </text:span></text:span><text:span text:style-name="Source_20_Text"><text:span text:style-name="T11">"accounts"</text:span></text:span><text:span text:style-name="Source_20_Text"><text:span text:style-name="T5"> </text:span></text:span><text:span text:style-name="Source_20_Text"><text:span text:style-name="T9">SET</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0</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2</text:span></text:span><text:span text:style-name="Source_20_Text"><text:span text:style-name="T5">;</text:span></text:span></text:p>
          <text:p text:style-name="P8"><text:span text:style-name="Source_20_Text"><text:span text:style-name="T9">UPDATE</text:span></text:span><text:span text:style-name="Source_20_Text"><text:span text:style-name="T5"> </text:span></text:span><text:span text:style-name="Source_20_Text"><text:span text:style-name="T11">"accounts"</text:span></text:span><text:span text:style-name="Source_20_Text"><text:span text:style-name="T5"> </text:span></text:span><text:span text:style-name="Source_20_Text"><text:span text:style-name="T9">SET</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0</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text:span></text:span><text:span text:style-name="Source_20_Text"><text:span text:style-name="T5">;</text:span></text:span></text:p>
          <text:p text:style-name="P8"><text:span text:style-name="Source_20_Text"><text:span text:style-name="T9">COMMIT</text:span></text:span><text:span text:style-name="Source_20_Text"><text:span text:style-name="T5">;</text:span></text:span></text:p>
          <text:p text:style-name="P23"><text:span text:style-name="T3">Notice the </text:span><text:span text:style-name="Source_20_Text"><text:span text:style-name="T6">UPDATE</text:span></text:span><text:span text:style-name="T3"> statements are written in between the commands to begin the transaction and to commit it. If we execute the query after writing the </text:span><text:span text:style-name="Source_20_Text"><text:span text:style-name="T6">UPDATE</text:span></text:span><text:span text:style-name="T3"> statements, but without committing, neither of the two </text:span><text:span text:style-name="Source_20_Text"><text:span text:style-name="T6">UPDATE</text:span></text:span><text:span text:style-name="T3"> statements will be run! This helps keep the transaction </text:span><text:span text:style-name="Strong_20_Emphasis"><text:span text:style-name="T4">atomic</text:span></text:span><text:span text:style-name="T3">. By updating our table in this way, we are unable to see the intermediate steps.</text:span></text:p>
        </text:list-item>
        <text:list-item>
          <text:p text:style-name="P23"><draw:frame draw:style-name="fr1" draw:name="Frame67" text:anchor-type="char" svg:x="-0.3335in" svg:width="0.3335in" draw:z-index="72"><draw:text-box fo:min-height="0.0161in"><text:p text:style-name="P25"/></draw:text-box></draw:frame><text:span text:style-name="T3">If we tried to run the above transaction again — Alice tries to pay Bob another $10 — it should fail to run because Alice’s account balance is at 0. (The </text:span><text:span text:style-name="Source_20_Text"><text:span text:style-name="T6">"balance"</text:span></text:span><text:span text:style-name="T3"> column in </text:span><text:span text:style-name="Source_20_Text"><text:span text:style-name="T6">accounts</text:span></text:span><text:span text:style-name="T3"> has a check constraint to ensure that it has a non-negative value. We can run </text:span><text:span text:style-name="Source_20_Text"><text:span text:style-name="T6">.schema</text:span></text:span><text:span text:style-name="T3"> to check this.)</text:span></text:p>
        </text:list-item>
        <text:list-item>
          <text:p text:style-name="P23"><draw:frame draw:style-name="fr1" draw:name="Frame68" text:anchor-type="char" svg:x="-0.3335in" svg:width="0.3335in" draw:z-index="73"><draw:text-box fo:min-height="0.0161in"><text:p text:style-name="P25"/></draw:text-box></draw:frame><text:span text:style-name="T3">The way we implement reverting the transaction is using </text:span><text:span text:style-name="Source_20_Text"><text:span text:style-name="T6">ROLLBACK</text:span></text:span><text:span text:style-name="T3">. Once we begin a transaction and write some SQL statements, if any of them fail, we can end it with a </text:span><text:span text:style-name="Source_20_Text"><text:span text:style-name="T6">ROLLBACK</text:span></text:span><text:span text:style-name="T3"> to revert all values to their pre-transaction state. This helps keep transactions </text:span><text:span text:style-name="Strong_20_Emphasis"><text:span text:style-name="T4">consistent</text:span></text:span><text:span text:style-name="T3">.</text:span></text:p>
          <text:p text:style-name="P8"><text:span text:style-name="Source_20_Text"><text:span text:style-name="T9">BEGIN</text:span></text:span><text:span text:style-name="Source_20_Text"><text:span text:style-name="T5"> TRANSACTION;</text:span></text:span></text:p>
          <text:p text:style-name="P8"><text:span text:style-name="Source_20_Text"><text:span text:style-name="T9">UPDATE</text:span></text:span><text:span text:style-name="Source_20_Text"><text:span text:style-name="T5"> </text:span></text:span><text:span text:style-name="Source_20_Text"><text:span text:style-name="T11">"accounts"</text:span></text:span><text:span text:style-name="Source_20_Text"><text:span text:style-name="T5"> </text:span></text:span><text:span text:style-name="Source_20_Text"><text:span text:style-name="T9">SET</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0</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2</text:span></text:span><text:span text:style-name="Source_20_Text"><text:span text:style-name="T5">;</text:span></text:span></text:p>
          <text:p text:style-name="P8"><text:span text:style-name="Source_20_Text"><text:span text:style-name="T9">UPDATE</text:span></text:span><text:span text:style-name="Source_20_Text"><text:span text:style-name="T5"> </text:span></text:span><text:span text:style-name="Source_20_Text"><text:span text:style-name="T11">"accounts"</text:span></text:span><text:span text:style-name="Source_20_Text"><text:span text:style-name="T5"> </text:span></text:span><text:span text:style-name="Source_20_Text"><text:span text:style-name="T9">SET</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1">"balance"</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0</text:span></text:span><text:span text:style-name="Source_20_Text"><text:span text:style-name="T5"> </text:span></text:span><text:span text:style-name="Source_20_Text"><text:span text:style-name="T9">WHERE</text:span></text:span><text:span text:style-name="Source_20_Text"><text:span text:style-name="T5"> </text:span></text:span><text:span text:style-name="Source_20_Text"><text:span text:style-name="T11">"id"</text:span></text:span><text:span text:style-name="Source_20_Text"><text:span text:style-name="T5"> </text:span></text:span><text:span text:style-name="Source_20_Text"><text:span text:style-name="T10">=</text:span></text:span><text:span text:style-name="Source_20_Text"><text:span text:style-name="T5"> </text:span></text:span><text:span text:style-name="Source_20_Text"><text:span text:style-name="T10">1</text:span></text:span><text:span text:style-name="Source_20_Text"><text:span text:style-name="T5">; </text:span></text:span><text:span text:style-name="Source_20_Text"><text:span text:style-name="T13">-- Invokes constraint error</text:span></text:span></text:p>
          <text:p text:style-name="P8"><text:span text:style-name="Source_20_Text"><text:span text:style-name="T9">ROLLBACK</text:span></text:span><text:span text:style-name="Source_20_Text"><text:span text:style-name="T5">;</text:span></text:span></text:p>
        </text:list-item>
      </text:list>
      <text:h text:style-name="P3" text:outline-level="3"><text:a xlink:type="simple" xlink:href="https://cs50.harvard.edu/sql/notes/5/#race-conditions" text:style-name="Internet_20_link" text:visited-style-name="Visited_20_Internet_20_Link"><text:bookmark text:name="race-conditions"/><text:span text:style-name="T2">Race Conditions</text:span></text:a></text:h>
      <text:list text:style-name="L16">
        <text:list-item>
          <text:p text:style-name="P46"><draw:frame draw:style-name="fr1" draw:name="Frame69" text:anchor-type="char" svg:x="-0.3335in" svg:width="0.3335in" draw:z-index="74"><draw:text-box fo:min-height="0.0161in"><text:p text:style-name="P25"/></draw:text-box></draw:frame>Transactions can help guard against race conditions.</text:p>
        </text:list-item>
        <text:list-item>
          <text:p text:style-name="P46"><draw:frame draw:style-name="fr1" draw:name="Frame70" text:anchor-type="char" svg:x="-0.3335in" svg:width="0.3335in" draw:z-index="75"><draw:text-box fo:min-height="0.0161in"><text:p text:style-name="P25"/></draw:text-box></draw:frame>A race condition occurs when multiple entities simultaneously access and make decisions based on a shared value, potentially causing inconsistencies in the database. Unresolved race conditions can be exploited by hackers to manipulate the database.</text:p>
        </text:list-item>
        <text:list-item>
          <text:p text:style-name="P46"><draw:frame draw:style-name="fr1" draw:name="Frame71" text:anchor-type="char" svg:x="-0.3335in" svg:width="0.3335in" draw:z-index="76"><draw:text-box fo:min-height="0.0161in"><text:p text:style-name="P25"/></draw:text-box></draw:frame>In the lecture, an example of a race condition is discussed wherein two users working together can exploit momentary inconsistencies in the database to rob the bank.</text:p>
        </text:list-item>
        <text:list-item>
          <text:p text:style-name="P24"><draw:frame draw:style-name="fr1" draw:name="Frame72" text:anchor-type="char" svg:x="-0.3335in" svg:width="0.3335in" draw:z-index="77"><draw:text-box fo:min-height="0.0161in"><text:p text:style-name="P25"/></draw:text-box></draw:frame><text:span text:style-name="T3">However, transactions are processed in </text:span><text:span text:style-name="Strong_20_Emphasis"><text:span text:style-name="T4">isolation</text:span></text:span><text:span text:style-name="T3"> to avoid the inconsistencies in the first place. Each transaction dealing with similar data from our database will </text:span><text:soft-page-break/><text:span text:style-name="T3">be processed sequentially. This helps prevent the inconsistencies that an adversarial attack can exploit.</text:span></text:p>
        </text:list-item>
        <text:list-item>
          <text:p text:style-name="P24"><draw:frame draw:style-name="fr1" draw:name="Frame73" text:anchor-type="char" svg:x="-0.3335in" svg:width="0.3335in" draw:z-index="78"><draw:text-box fo:min-height="0.0161in"><text:p text:style-name="P25"/></draw:text-box></draw:frame><text:span text:style-name="T3">To make transactions sequential, SQLite and other database management systems use </text:span><text:span text:style-name="Strong_20_Emphasis"><text:span text:style-name="T4">locks</text:span></text:span><text:span text:style-name="T3"> on databases. A table in a database could be in a few different states:</text:span></text:p>
          <text:list>
            <text:list-item>
              <text:p text:style-name="P24"><draw:frame draw:style-name="fr1" draw:name="Frame74" text:anchor-type="char" svg:x="-0.3335in" svg:width="0.3335in" draw:z-index="79"><draw:text-box fo:min-height="0.0161in"><text:p text:style-name="P25"/></draw:text-box></draw:frame><text:span text:style-name="Strong_20_Emphasis"><text:span text:style-name="T4">UNLOCKED</text:span></text:span><text:span text:style-name="T3">: this is the default state when no user is accessing the database,</text:span></text:p>
            </text:list-item>
            <text:list-item>
              <text:p text:style-name="P24"><draw:frame draw:style-name="fr1" draw:name="Frame75" text:anchor-type="char" svg:x="-0.3335in" svg:width="0.3335in" draw:z-index="80"><draw:text-box fo:min-height="0.0161in"><text:p text:style-name="P25"/></draw:text-box></draw:frame><text:span text:style-name="Strong_20_Emphasis"><text:span text:style-name="T4">SHARED</text:span></text:span><text:span text:style-name="T3">: when a transaction is reading data from the database, it obtains shared lock that allows other transactions to read simultaneously from the database,</text:span></text:p>
            </text:list-item>
            <text:list-item>
              <text:p text:style-name="P24"><draw:frame draw:style-name="fr1" draw:name="Frame76" text:anchor-type="char" svg:x="-0.3335in" svg:width="0.3335in" draw:z-index="81"><draw:text-box fo:min-height="0.0161in"><text:p text:style-name="P25"/></draw:text-box></draw:frame><text:span text:style-name="Strong_20_Emphasis"><text:span text:style-name="T4">EXCLUSIVE</text:span></text:span><text:span text:style-name="T3">: if a transaction needs to write or update data, it obtains an exclusive lock on the database that does not allow other transactions to occur at the same time (not even a read)</text:span></text:p>
            </text:list-item>
          </text:list>
        </text:list-item>
      </text:list>
      <text:h text:style-name="P3" text:outline-level="3"><text:a xlink:type="simple" xlink:href="https://cs50.harvard.edu/sql/notes/5/#questions-3" text:style-name="Internet_20_link" text:visited-style-name="Visited_20_Internet_20_Link"><text:bookmark text:name="questions-3"/><text:span text:style-name="T2">Questions</text:span></text:a></text:h>
      <text:p text:style-name="P10">How do we decide when a transaction can get an exclusive lock? How do we prioritize different kinds of transactions?</text:p>
      <text:list text:style-name="L17">
        <text:list-item>
          <text:p text:style-name="P47"><draw:frame draw:style-name="fr1" draw:name="Frame77" text:anchor-type="char" svg:x="-0.3335in" svg:width="0.3335in" draw:z-index="82"><draw:text-box fo:min-height="0.0161in"><text:p text:style-name="P25"/></draw:text-box></draw:frame>Different algorithms could be used to make these decisions. For example, we could always choose the transaction that came first. If an exclusive transaction is needed, no other transaction can run at the same time, which is a necessary downside to ensure consistency of the table.</text:p>
        </text:list-item>
      </text:list>
      <text:p text:style-name="P10">What is the granularity of locking? Do we lock a database, a table or a row of a table?</text:p>
      <text:list text:style-name="L18">
        <text:list-item>
          <text:p text:style-name="P48"><draw:frame draw:style-name="fr1" draw:name="Frame78" text:anchor-type="char" svg:x="-0.3335in" svg:width="0.3335in" draw:z-index="83"><draw:text-box fo:min-height="0.0161in"><text:p text:style-name="P25"/></draw:text-box></draw:frame>This depends on the DBMS. In SQLite, we can actually do this by running an exclusive transaction as below:</text:p>
          <text:p text:style-name="P9"><text:span text:style-name="Source_20_Text"><text:span text:style-name="T9">BEGIN</text:span></text:span><text:span text:style-name="Source_20_Text"><text:span text:style-name="T5"> </text:span></text:span><text:span text:style-name="Source_20_Text"><text:span text:style-name="T9">EXCLUSIVE</text:span></text:span><text:span text:style-name="Source_20_Text"><text:span text:style-name="T5"> TRANSACTION;</text:span></text:span></text:p>
          <text:p text:style-name="P48">If we do not complete this transaction now, and try to connect to the database through a different terminal to read from the table, we will get an error that the database is locked! This, of course, is a very coarse way of locking because it locks the entire database. Because SQLite is coarse in this manner, it has a module for prioritizing transactions and making sure an exclusive lock is obtained only for the shortest necessary duration.</text:p>
        </text:list-item>
      </text:list>
      <text:h text:style-name="P2" text:outline-level="2"><text:a xlink:type="simple" xlink:href="https://cs50.harvard.edu/sql/notes/5/#fin" text:style-name="Internet_20_link" text:visited-style-name="Visited_20_Internet_20_Link"><text:bookmark text:name="fin"/><text:span text:style-name="T2">Fin</text:span></text:a></text:h>
      <text:list text:style-name="L19">
        <text:list-item>
          <text:p text:style-name="P49"><draw:frame draw:style-name="fr1" draw:name="Frame79" text:anchor-type="char" svg:x="-0.3335in" svg:width="0.3335in" draw:z-index="84"><draw:text-box fo:min-height="0.0161in"><text:p text:style-name="P25"/></draw:text-box></draw:frame>This brings us to the conclusion of Lecture 5 about Optimizing in SQ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Sans" svg:font-family="'PT Sans'"/>
    <style:font-face style:name="SFMono-Regular" svg:font-family="SFMono-Regular, Menlo, Monaco, Consolas, 'Liberation Mono', 'Courier New',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7T20:33:58.018145519</meta:creation-date>
    <dc:date>2025-09-27T20:34:32.749105534</dc:date>
    <meta:editing-duration>PT36S</meta:editing-duration>
    <meta:editing-cycles>1</meta:editing-cycles>
    <meta:document-statistic meta:table-count="0" meta:image-count="6" meta:object-count="0" meta:page-count="9" meta:paragraph-count="171" meta:word-count="2988" meta:character-count="16296" meta:non-whitespace-character-count="13569"/>
    <meta:generator>LibreOffice/24.2.7.2$Linux_X86_64 LibreOffice_project/420$Build-2</meta:generator>
  </office:meta>
</office:document-meta>
</file>